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54.6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5.01pt"/>
    </style:style>
    <style:style style:name="co7" style:family="table-column">
      <style:table-column-properties fo:break-before="auto" style:column-width="45.55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25.14pt"/>
    </style:style>
    <style:style style:name="co10" style:family="table-column">
      <style:table-column-properties fo:break-before="auto" style:column-width="99.24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74.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7"/>
    <style:style style:name="ce5" style:family="table-cell" style:parent-style-name="Default" style:data-style-name="N127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C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4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0000000667259" calcext:value-type="float">
            <text:p>6.67E-008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_Sol</text:p>
          </table:table-cell>
          <table:table-cell table:style-name="ce2" office:value-type="float" office:value="69600000000" calcext:value-type="float">
            <text:p>6.96E+010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_Sol</text:p>
          </table:table-cell>
          <table:table-cell table:formula="of:=1.99E+033" office:value-type="float" office:value="1.99E+033" calcext:value-type="float">
            <text:p>1.99E+033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string" calcext:value-type="string">
            <text:p>Nucl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ho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a (km)</text:p>
          </table:table-cell>
          <table:table-cell table:style-name="Default" office:value-type="string" calcext:value-type="string">
            <text:p>M/M_Sol</text:p>
          </table:table-cell>
          <table:table-cell office:value-type="string" calcext:value-type="string">
            <text:p>a/R_Sol</text:p>
          </table:table-cell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</table:table-row>
        <table:table-row table:style-name="ro1">
          <table:table-cell office:value-type="string" calcext:value-type="string">
            <text:p>#[g/cm^3]</text:p>
          </table:table-cell>
          <table:table-cell office:value-type="string" calcext:value-type="string">
            <text:p>[erg/cm^3]</text:p>
          </table:table-cell>
          <table:table-cell office:value-type="string" calcext:value-type="string">
            <text:p><text:s/>[cm^-3]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[MeV/fm^3]</text:p>
          </table:table-cell>
          <table:table-cell/>
        </table:table-row>
        <table:table-row table:style-name="ro1">
          <table:table-cell office:value-type="float" office:value="1.4E+016" calcext:value-type="float">
            <text:p>1.4E+016</text:p>
          </table:table-cell>
          <table:table-cell office:value-type="float" office:value="3.41E+037" calcext:value-type="float">
            <text:p>3.41E+037</text:p>
          </table:table-cell>
          <table:table-cell office:value-type="float" office:value="9.87E+038" calcext:value-type="float">
            <text:p>9.87E+038</text:p>
          </table:table-cell>
          <table:table-cell/>
          <table:table-cell table:formula="of:=SQRT([CGS.$B$2]^2/(4*PI()*[CGS.$B$1]*[CGS.A9]))" office:value-type="float" office:value="276697.052547833" calcext:value-type="float">
            <text:p>276697.052547833</text:p>
          </table:table-cell>
          <table:table-cell table:formula="of:=4*PI()*[CGS.A9]*[CGS.E9]^3" office:value-type="float" office:value="3.72693225447058E+033" calcext:value-type="float">
            <text:p>3.72693225447058E+033</text:p>
          </table:table-cell>
          <table:table-cell table:formula="of:=[CGS.E9]*0.00001" office:value-type="float" office:value="2.76697052547833" calcext:value-type="float">
            <text:p>2.767</text:p>
          </table:table-cell>
          <table:table-cell table:formula="of:=[CGS.F9]/[CGS.$B$4]" office:value-type="float" office:value="1.87283027862843" calcext:value-type="float">
            <text:p>1.873</text:p>
          </table:table-cell>
          <table:table-cell table:formula="of:=[CGS.E9]/[CGS.$B$3]" office:value-type="float" office:value="0.00000397553236419301" calcext:value-type="float">
            <text:p>3.97553236419301E-006</text:p>
          </table:table-cell>
          <table:table-cell/>
          <table:table-cell table:formula="of:=[.A9]*0.000000000000560559" office:value-type="float" office:value="7847.826" calcext:value-type="float">
            <text:p>7847.826</text:p>
          </table:table-cell>
          <table:table-cell table:formula="of:=[.B9]*6.2415E-034" office:value-type="float" office:value="21283.515" calcext:value-type="float">
            <text:p>21283.515</text:p>
          </table:table-cell>
          <table:table-cell table:formula="of:=[.C9]/1E+039"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1.3E+016" calcext:value-type="float">
            <text:p>1.3E+016</text:p>
          </table:table-cell>
          <table:table-cell office:value-type="float" office:value="2.56E+037" calcext:value-type="float">
            <text:p>2.56E+037</text:p>
          </table:table-cell>
          <table:table-cell office:value-type="float" office:value="1.8E+039" calcext:value-type="float">
            <text:p>1.8E+039</text:p>
          </table:table-cell>
          <table:table-cell/>
          <table:table-cell table:formula="of:=SQRT([CGS.$B$2]^2/(4*PI()*[CGS.$B$1]*[CGS.A10]))" office:value-type="float" office:value="287142.101572511" calcext:value-type="float">
            <text:p>287142.101572511</text:p>
          </table:table-cell>
          <table:table-cell table:formula="of:=4*PI()*[CGS.A10]*[CGS.E10]^3" office:value-type="float" office:value="3.86762038161595E+033" calcext:value-type="float">
            <text:p>3.86762038161595E+033</text:p>
          </table:table-cell>
          <table:table-cell table:formula="of:=[CGS.E10]*0.00001" office:value-type="float" office:value="2.87142101572511" calcext:value-type="float">
            <text:p>2.871</text:p>
          </table:table-cell>
          <table:table-cell table:formula="of:=[CGS.F10]/[CGS.$B$4]" office:value-type="float" office:value="1.94352782995776" calcext:value-type="float">
            <text:p>1.944</text:p>
          </table:table-cell>
          <table:table-cell table:formula="of:=[CGS.E10]/[CGS.$B$3]" office:value-type="float" office:value="0.00000412560490765102" calcext:value-type="float">
            <text:p>4.12560490765102E-006</text:p>
          </table:table-cell>
          <table:table-cell/>
          <table:table-cell table:formula="of:=[.A10]*0.000000000000560559" office:value-type="float" office:value="7287.267" calcext:value-type="float">
            <text:p>7287.267</text:p>
          </table:table-cell>
          <table:table-cell table:formula="of:=[.B10]*6.2415E-034" office:value-type="float" office:value="15978.24" calcext:value-type="float">
            <text:p>15978.24</text:p>
          </table:table-cell>
          <table:table-cell table:formula="of:=[.C10]/1E+039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.2E+016" calcext:value-type="float">
            <text:p>1.2E+016</text:p>
          </table:table-cell>
          <table:table-cell office:value-type="float" office:value="1.93E+037" calcext:value-type="float">
            <text:p>1.93E+037</text:p>
          </table:table-cell>
          <table:table-cell office:value-type="float" office:value="2.27E+039" calcext:value-type="float">
            <text:p>2.27E+039</text:p>
          </table:table-cell>
          <table:table-cell/>
          <table:table-cell table:formula="of:=SQRT([CGS.$B$2]^2/(4*PI()*[CGS.$B$1]*[CGS.A11]))" office:value-type="float" office:value="298866.974929373" calcext:value-type="float">
            <text:p>298866.974929373</text:p>
          </table:table-cell>
          <table:table-cell table:formula="of:=4*PI()*[CGS.A11]*[CGS.E11]^3" office:value-type="float" office:value="4.02554692362607E+033" calcext:value-type="float">
            <text:p>4.02554692362607E+033</text:p>
          </table:table-cell>
          <table:table-cell table:formula="of:=[CGS.E11]*0.00001" office:value-type="float" office:value="2.98866974929373" calcext:value-type="float">
            <text:p>2.989</text:p>
          </table:table-cell>
          <table:table-cell table:formula="of:=[CGS.F11]/[CGS.$B$4]" office:value-type="float" office:value="2.02288790131964" calcext:value-type="float">
            <text:p>2.023</text:p>
          </table:table-cell>
          <table:table-cell table:formula="of:=[CGS.E11]/[CGS.$B$3]" office:value-type="float" office:value="0.00000429406573174387" calcext:value-type="float">
            <text:p>4.29406573174387E-006</text:p>
          </table:table-cell>
          <table:table-cell/>
          <table:table-cell table:formula="of:=[.A11]*0.000000000000560559" office:value-type="float" office:value="6726.708" calcext:value-type="float">
            <text:p>6726.708</text:p>
          </table:table-cell>
          <table:table-cell table:formula="of:=[.B11]*6.2415E-034" office:value-type="float" office:value="12046.095" calcext:value-type="float">
            <text:p>12046.095</text:p>
          </table:table-cell>
          <table:table-cell table:formula="of:=[.C11]/1E+039"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1.1E+016" calcext:value-type="float">
            <text:p>1.1E+016</text:p>
          </table:table-cell>
          <table:table-cell office:value-type="float" office:value="1.46E+037" calcext:value-type="float">
            <text:p>1.46E+037</text:p>
          </table:table-cell>
          <table:table-cell office:value-type="float" office:value="2.49E+039" calcext:value-type="float">
            <text:p>2.49E+039</text:p>
          </table:table-cell>
          <table:table-cell/>
          <table:table-cell table:formula="of:=SQRT([CGS.$B$2]^2/(4*PI()*[CGS.$B$1]*[CGS.A12]))" office:value-type="float" office:value="312156.374629654" calcext:value-type="float">
            <text:p>312156.374629654</text:p>
          </table:table-cell>
          <table:table-cell table:formula="of:=4*PI()*[CGS.A12]*[CGS.E12]^3" office:value-type="float" office:value="4.20454663442698E+033" calcext:value-type="float">
            <text:p>4.20454663442698E+033</text:p>
          </table:table-cell>
          <table:table-cell table:formula="of:=[CGS.E12]*0.00001" office:value-type="float" office:value="3.12156374629654" calcext:value-type="float">
            <text:p>3.122</text:p>
          </table:table-cell>
          <table:table-cell table:formula="of:=[CGS.F12]/[CGS.$B$4]" office:value-type="float" office:value="2.11283750473718" calcext:value-type="float">
            <text:p>2.113</text:p>
          </table:table-cell>
          <table:table-cell table:formula="of:=[CGS.E12]/[CGS.$B$3]" office:value-type="float" office:value="0.00000448500538260997" calcext:value-type="float">
            <text:p>0.000004485</text:p>
          </table:table-cell>
          <table:table-cell/>
          <table:table-cell table:formula="of:=[.A12]*0.000000000000560559" office:value-type="float" office:value="6166.149" calcext:value-type="float">
            <text:p>6166.149</text:p>
          </table:table-cell>
          <table:table-cell table:formula="of:=[.B12]*6.2415E-034" office:value-type="float" office:value="9112.59" calcext:value-type="float">
            <text:p>9112.59</text:p>
          </table:table-cell>
          <table:table-cell table:formula="of:=[.C12]/1E+039"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1E+016" calcext:value-type="float">
            <text:p>1E+016</text:p>
          </table:table-cell>
          <table:table-cell office:value-type="float" office:value="1.13E+037" calcext:value-type="float">
            <text:p>1.13E+037</text:p>
          </table:table-cell>
          <table:table-cell office:value-type="float" office:value="2.53E+039" calcext:value-type="float">
            <text:p>2.53E+039</text:p>
          </table:table-cell>
          <table:table-cell/>
          <table:table-cell table:formula="of:=SQRT([CGS.$B$2]^2/(4*PI()*[CGS.$B$1]*[CGS.A13]))" office:value-type="float" office:value="327392.367724298" calcext:value-type="float">
            <text:p>327392.367724298</text:p>
          </table:table-cell>
          <table:table-cell table:formula="of:=4*PI()*[CGS.A13]*[CGS.E13]^3" office:value-type="float" office:value="4.40976571273105E+033" calcext:value-type="float">
            <text:p>4.40976571273105E+033</text:p>
          </table:table-cell>
          <table:table-cell table:formula="of:=[CGS.E13]*0.00001" office:value-type="float" office:value="3.27392367724298" calcext:value-type="float">
            <text:p>3.274</text:p>
          </table:table-cell>
          <table:table-cell table:formula="of:=[CGS.F13]/[CGS.$B$4]" office:value-type="float" office:value="2.2159626697141" calcext:value-type="float">
            <text:p>2.216</text:p>
          </table:table-cell>
          <table:table-cell table:formula="of:=[CGS.E13]/[CGS.$B$3]" office:value-type="float" office:value="0.00000470391332937209" calcext:value-type="float">
            <text:p>4.70391332937209E-006</text:p>
          </table:table-cell>
          <table:table-cell/>
          <table:table-cell table:formula="of:=[.A13]*0.000000000000560559" office:value-type="float" office:value="5605.59" calcext:value-type="float">
            <text:p>5605.59</text:p>
          </table:table-cell>
          <table:table-cell table:formula="of:=[.B13]*6.2415E-034" office:value-type="float" office:value="7052.895" calcext:value-type="float">
            <text:p>7052.895</text:p>
          </table:table-cell>
          <table:table-cell table:formula="of:=[.C13]/1E+039"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9E+015" calcext:value-type="float">
            <text:p>9E+015</text:p>
          </table:table-cell>
          <table:table-cell office:value-type="float" office:value="8.84E+036" calcext:value-type="float">
            <text:p>8.84E+036</text:p>
          </table:table-cell>
          <table:table-cell office:value-type="float" office:value="2.45E+039" calcext:value-type="float">
            <text:p>2.45E+039</text:p>
          </table:table-cell>
          <table:table-cell/>
          <table:table-cell table:formula="of:=SQRT([CGS.$B$2]^2/(4*PI()*[CGS.$B$1]*[CGS.A14]))" office:value-type="float" office:value="345101.856854726" calcext:value-type="float">
            <text:p>345101.856854726</text:p>
          </table:table-cell>
          <table:table-cell table:formula="of:=4*PI()*[CGS.A14]*[CGS.E14]^3" office:value-type="float" office:value="4.64830119998197E+033" calcext:value-type="float">
            <text:p>4.64830119998197E+033</text:p>
          </table:table-cell>
          <table:table-cell table:formula="of:=[CGS.E14]*0.00001" office:value-type="float" office:value="3.45101856854726" calcext:value-type="float">
            <text:p>3.451</text:p>
          </table:table-cell>
          <table:table-cell table:formula="of:=[CGS.F14]/[CGS.$B$4]" office:value-type="float" office:value="2.33582974873466" calcext:value-type="float">
            <text:p>2.336</text:p>
          </table:table-cell>
          <table:table-cell table:formula="of:=[CGS.E14]/[CGS.$B$3]" office:value-type="float" office:value="0.00000495836001228054" calcext:value-type="float">
            <text:p>4.95836001228054E-006</text:p>
          </table:table-cell>
          <table:table-cell/>
          <table:table-cell table:formula="of:=[.A14]*0.000000000000560559" office:value-type="float" office:value="5045.031" calcext:value-type="float">
            <text:p>5045.031</text:p>
          </table:table-cell>
          <table:table-cell table:formula="of:=[.B14]*6.2415E-034" office:value-type="float" office:value="5517.486" calcext:value-type="float">
            <text:p>5517.486</text:p>
          </table:table-cell>
          <table:table-cell table:formula="of:=[.C14]/1E+039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8E+015" calcext:value-type="float">
            <text:p>8E+015</text:p>
          </table:table-cell>
          <table:table-cell office:value-type="float" office:value="7.04E+036" calcext:value-type="float">
            <text:p>7.04E+036</text:p>
          </table:table-cell>
          <table:table-cell office:value-type="float" office:value="2.3E+039" calcext:value-type="float">
            <text:p>2.3E+039</text:p>
          </table:table-cell>
          <table:table-cell/>
          <table:table-cell table:formula="of:=SQRT([CGS.$B$2]^2/(4*PI()*[CGS.$B$1]*[CGS.A15]))" office:value-type="float" office:value="366035.794773069" calcext:value-type="float">
            <text:p>366035.794773069</text:p>
          </table:table-cell>
          <table:table-cell table:formula="of:=4*PI()*[CGS.A15]*[CGS.E15]^3" office:value-type="float" office:value="4.93026794925722E+033" calcext:value-type="float">
            <text:p>4.93026794925722E+033</text:p>
          </table:table-cell>
          <table:table-cell table:formula="of:=[CGS.E15]*0.00001" office:value-type="float" office:value="3.66035794773069" calcext:value-type="float">
            <text:p>3.660</text:p>
          </table:table-cell>
          <table:table-cell table:formula="of:=[CGS.F15]/[CGS.$B$4]" office:value-type="float" office:value="2.47752158254132" calcext:value-type="float">
            <text:p>2.478</text:p>
          </table:table-cell>
          <table:table-cell table:formula="of:=[CGS.E15]/[CGS.$B$3]" office:value-type="float" office:value="0.00000525913498237168" calcext:value-type="float">
            <text:p>5.25913498237168E-006</text:p>
          </table:table-cell>
          <table:table-cell/>
          <table:table-cell table:formula="of:=[.A15]*0.000000000000560559" office:value-type="float" office:value="4484.472" calcext:value-type="float">
            <text:p>4484.472</text:p>
          </table:table-cell>
          <table:table-cell table:formula="of:=[.B15]*6.2415E-034" office:value-type="float" office:value="4394.016" calcext:value-type="float">
            <text:p>4394.016</text:p>
          </table:table-cell>
          <table:table-cell table:formula="of:=[.C15]/1E+039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E+015" calcext:value-type="float">
            <text:p>7E+015</text:p>
          </table:table-cell>
          <table:table-cell office:value-type="float" office:value="5.65E+036" calcext:value-type="float">
            <text:p>5.65E+036</text:p>
          </table:table-cell>
          <table:table-cell office:value-type="float" office:value="2.11E+039" calcext:value-type="float">
            <text:p>2.11E+039</text:p>
          </table:table-cell>
          <table:table-cell/>
          <table:table-cell table:formula="of:=SQRT([CGS.$B$2]^2/(4*PI()*[CGS.$B$1]*[CGS.A16]))" office:value-type="float" office:value="391308.724381807" calcext:value-type="float">
            <text:p>391308.724381807</text:p>
          </table:table-cell>
          <table:table-cell table:formula="of:=4*PI()*[CGS.A16]*[CGS.E16]^3" office:value-type="float" office:value="5.27067814031803E+033" calcext:value-type="float">
            <text:p>5.27067814031803E+033</text:p>
          </table:table-cell>
          <table:table-cell table:formula="of:=[CGS.E16]*0.00001" office:value-type="float" office:value="3.91308724381807" calcext:value-type="float">
            <text:p>3.913</text:p>
          </table:table-cell>
          <table:table-cell table:formula="of:=[CGS.F16]/[CGS.$B$4]" office:value-type="float" office:value="2.64858198005931" calcext:value-type="float">
            <text:p>2.649</text:p>
          </table:table-cell>
          <table:table-cell table:formula="of:=[CGS.E16]/[CGS.$B$3]" office:value-type="float" office:value="0.00000562225178709492" calcext:value-type="float">
            <text:p>5.62225178709492E-006</text:p>
          </table:table-cell>
          <table:table-cell/>
          <table:table-cell table:formula="of:=[.A16]*0.000000000000560559" office:value-type="float" office:value="3923.913" calcext:value-type="float">
            <text:p>3923.913</text:p>
          </table:table-cell>
          <table:table-cell table:formula="of:=[.B16]*6.2415E-034" office:value-type="float" office:value="3526.4475" calcext:value-type="float">
            <text:p>3526.4475</text:p>
          </table:table-cell>
          <table:table-cell table:formula="of:=[.C16]/1E+039"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6E+015" calcext:value-type="float">
            <text:p>6E+015</text:p>
          </table:table-cell>
          <table:table-cell office:value-type="float" office:value="4.48E+036" calcext:value-type="float">
            <text:p>4.48E+036</text:p>
          </table:table-cell>
          <table:table-cell office:value-type="float" office:value="1.91E+039" calcext:value-type="float">
            <text:p>1.91E+039</text:p>
          </table:table-cell>
          <table:table-cell/>
          <table:table-cell table:formula="of:=SQRT([CGS.$B$2]^2/(4*PI()*[CGS.$B$1]*[CGS.A17]))" office:value-type="float" office:value="422661.72929054" calcext:value-type="float">
            <text:p>422661.72929054</text:p>
          </table:table-cell>
          <table:table-cell table:formula="of:=4*PI()*[CGS.A17]*[CGS.E17]^3" office:value-type="float" office:value="5.69298305536128E+033" calcext:value-type="float">
            <text:p>5.69298305536128E+033</text:p>
          </table:table-cell>
          <table:table-cell table:formula="of:=[CGS.E17]*0.00001" office:value-type="float" office:value="4.2266172929054" calcext:value-type="float">
            <text:p>4.227</text:p>
          </table:table-cell>
          <table:table-cell table:formula="of:=[CGS.F17]/[CGS.$B$4]" office:value-type="float" office:value="2.86079550520667" calcext:value-type="float">
            <text:p>2.861</text:p>
          </table:table-cell>
          <table:table-cell table:formula="of:=[CGS.E17]/[CGS.$B$3]" office:value-type="float" office:value="0.00000607272599555373" calcext:value-type="float">
            <text:p>6.07272599555373E-006</text:p>
          </table:table-cell>
          <table:table-cell/>
          <table:table-cell table:formula="of:=[.A17]*0.000000000000560559" office:value-type="float" office:value="3363.354" calcext:value-type="float">
            <text:p>3363.354</text:p>
          </table:table-cell>
          <table:table-cell table:formula="of:=[.B17]*6.2415E-034" office:value-type="float" office:value="2796.192" calcext:value-type="float">
            <text:p>2796.192</text:p>
          </table:table-cell>
          <table:table-cell table:formula="of:=[.C17]/1E+039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5E+015" calcext:value-type="float">
            <text:p>5E+015</text:p>
          </table:table-cell>
          <table:table-cell office:value-type="float" office:value="3.42E+036" calcext:value-type="float">
            <text:p>3.42E+036</text:p>
          </table:table-cell>
          <table:table-cell office:value-type="float" office:value="1.71E+039" calcext:value-type="float">
            <text:p>1.71E+039</text:p>
          </table:table-cell>
          <table:table-cell/>
          <table:table-cell table:formula="of:=SQRT([CGS.$B$2]^2/(4*PI()*[CGS.$B$1]*[CGS.A18]))" office:value-type="float" office:value="463002.726653141" calcext:value-type="float">
            <text:p>463002.726653141</text:p>
          </table:table-cell>
          <table:table-cell table:formula="of:=4*PI()*[CGS.A18]*[CGS.E18]^3" office:value-type="float" office:value="6.23635047783212E+033" calcext:value-type="float">
            <text:p>6.23635047783212E+033</text:p>
          </table:table-cell>
          <table:table-cell table:formula="of:=[CGS.E18]*0.00001" office:value-type="float" office:value="4.63002726653141" calcext:value-type="float">
            <text:p>4.630</text:p>
          </table:table-cell>
          <table:table-cell table:formula="of:=[CGS.F18]/[CGS.$B$4]" office:value-type="float" office:value="3.13384446122217" calcext:value-type="float">
            <text:p>3.134</text:p>
          </table:table-cell>
          <table:table-cell table:formula="of:=[CGS.E18]/[CGS.$B$3]" office:value-type="float" office:value="0.00000665233802662559" calcext:value-type="float">
            <text:p>6.65233802662559E-006</text:p>
          </table:table-cell>
          <table:table-cell/>
          <table:table-cell table:formula="of:=[.A18]*0.000000000000560559" office:value-type="float" office:value="2802.795" calcext:value-type="float">
            <text:p>2802.795</text:p>
          </table:table-cell>
          <table:table-cell table:formula="of:=[.B18]*6.2415E-034" office:value-type="float" office:value="2134.593" calcext:value-type="float">
            <text:p>2134.593</text:p>
          </table:table-cell>
          <table:table-cell table:formula="of:=[.C18]/1E+039" office:value-type="float" office:value="1.71" calcext:value-type="float">
            <text:p>1.71</text:p>
          </table:table-cell>
        </table:table-row>
        <table:table-row table:style-name="ro1">
          <table:table-cell table:style-name="ce1" office:value-type="float" office:value="4.05E+015" calcext:value-type="float">
            <text:p>4.05E+015</text:p>
          </table:table-cell>
          <table:table-cell table:style-name="ce3" office:value-type="float" office:value="2.47E+036" calcext:value-type="float">
            <text:p>2.47E+036</text:p>
          </table:table-cell>
          <table:table-cell table:style-name="ce3" office:value-type="float" office:value="1.5E+039" calcext:value-type="float">
            <text:p>1.5E+039</text:p>
          </table:table-cell>
          <table:table-cell table:style-name="ce3"/>
          <table:table-cell table:style-name="ce3" table:formula="of:=SQRT([CGS.$B$2]^2/(4*PI()*[CGS.$B$1]*[CGS.A19]))" office:value-type="float" office:value="514447.474059046" calcext:value-type="float">
            <text:p>514447.474059046</text:p>
          </table:table-cell>
          <table:table-cell table:style-name="ce3" table:formula="of:=4*PI()*[CGS.A19]*[CGS.E19]^3" office:value-type="float" office:value="6.92927830870235E+033" calcext:value-type="float">
            <text:p>6.92927830870235E+033</text:p>
          </table:table-cell>
          <table:table-cell table:style-name="ce5" table:formula="of:=[CGS.E19]*0.00001" office:value-type="float" office:value="5.14447474059046" calcext:value-type="float">
            <text:p>5.144</text:p>
          </table:table-cell>
          <table:table-cell table:style-name="ce5" table:formula="of:=[CGS.F19]/[CGS.$B$4]" office:value-type="float" office:value="3.48204940135796" calcext:value-type="float">
            <text:p>3.482</text:p>
          </table:table-cell>
          <table:table-cell table:style-name="ce3" table:formula="of:=[CGS.E19]/[CGS.$B$3]" office:value-type="float" office:value="0.00000739148669625066" calcext:value-type="float">
            <text:p>7.39148669625066E-006</text:p>
          </table:table-cell>
          <table:table-cell/>
          <table:table-cell table:formula="of:=[.A19]*0.000000000000560559" office:value-type="float" office:value="2270.26395" calcext:value-type="float">
            <text:p>2270.26395</text:p>
          </table:table-cell>
          <table:table-cell table:formula="of:=[.B19]*6.2415E-034" office:value-type="float" office:value="1541.6505" calcext:value-type="float">
            <text:p>1541.6505</text:p>
          </table:table-cell>
          <table:table-cell table:formula="of:=[.C19]/1E+039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.61E+015" calcext:value-type="float">
            <text:p>3.61E+015</text:p>
          </table:table-cell>
          <table:table-cell office:value-type="float" office:value="2.05E+036" calcext:value-type="float">
            <text:p>2.05E+036</text:p>
          </table:table-cell>
          <table:table-cell office:value-type="float" office:value="1.4E+039" calcext:value-type="float">
            <text:p>1.4E+039</text:p>
          </table:table-cell>
          <table:table-cell/>
          <table:table-cell table:formula="of:=SQRT([CGS.$B$2]^2/(4*PI()*[CGS.$B$1]*[CGS.A20]))" office:value-type="float" office:value="544897.668717988" calcext:value-type="float">
            <text:p>544897.668717988</text:p>
          </table:table-cell>
          <table:table-cell table:formula="of:=4*PI()*[CGS.A20]*[CGS.E20]^3" office:value-type="float" office:value="7.33942294733995E+033" calcext:value-type="float">
            <text:p>7.33942294733995E+033</text:p>
          </table:table-cell>
          <table:table-cell table:formula="of:=[CGS.E20]*0.00001" office:value-type="float" office:value="5.44897668717988" calcext:value-type="float">
            <text:p>5.449</text:p>
          </table:table-cell>
          <table:table-cell table:formula="of:=[CGS.F20]/[CGS.$B$4]" office:value-type="float" office:value="3.6881522348442" calcext:value-type="float">
            <text:p>3.688</text:p>
          </table:table-cell>
          <table:table-cell table:formula="of:=[CGS.E20]/[CGS.$B$3]" office:value-type="float" office:value="0.00000782898949307454" calcext:value-type="float">
            <text:p>0.000007829</text:p>
          </table:table-cell>
          <table:table-cell/>
          <table:table-cell table:formula="of:=[.A20]*0.000000000000560559" office:value-type="float" office:value="2023.61799" calcext:value-type="float">
            <text:p>2023.61799</text:p>
          </table:table-cell>
          <table:table-cell table:formula="of:=[.B20]*6.2415E-034" office:value-type="float" office:value="1279.5075" calcext:value-type="float">
            <text:p>1279.5075</text:p>
          </table:table-cell>
          <table:table-cell table:formula="of:=[.C20]/1E+039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.21E+015" calcext:value-type="float">
            <text:p>3.21E+015</text:p>
          </table:table-cell>
          <table:table-cell office:value-type="float" office:value="1.67E+036" calcext:value-type="float">
            <text:p>1.67E+036</text:p>
          </table:table-cell>
          <table:table-cell office:value-type="float" office:value="1.3E+039" calcext:value-type="float">
            <text:p>1.3E+039</text:p>
          </table:table-cell>
          <table:table-cell/>
          <table:table-cell table:formula="of:=SQRT([CGS.$B$2]^2/(4*PI()*[CGS.$B$1]*[CGS.A21]))" office:value-type="float" office:value="577851.220069842" calcext:value-type="float">
            <text:p>577851.220069842</text:p>
          </table:table-cell>
          <table:table-cell table:formula="of:=4*PI()*[CGS.A21]*[CGS.E21]^3" office:value-type="float" office:value="7.78328619886969E+033" calcext:value-type="float">
            <text:p>7.78328619886969E+033</text:p>
          </table:table-cell>
          <table:table-cell table:formula="of:=[CGS.E21]*0.00001" office:value-type="float" office:value="5.77851220069842" calcext:value-type="float">
            <text:p>5.779</text:p>
          </table:table-cell>
          <table:table-cell table:formula="of:=[CGS.F21]/[CGS.$B$4]" office:value-type="float" office:value="3.91119909490939" calcext:value-type="float">
            <text:p>3.911</text:p>
          </table:table-cell>
          <table:table-cell table:formula="of:=[CGS.E21]/[CGS.$B$3]" office:value-type="float" office:value="0.00000830246005847474" calcext:value-type="float">
            <text:p>8.30246005847474E-006</text:p>
          </table:table-cell>
          <table:table-cell/>
          <table:table-cell table:formula="of:=[.A21]*0.000000000000560559" office:value-type="float" office:value="1799.39439" calcext:value-type="float">
            <text:p>1799.39439</text:p>
          </table:table-cell>
          <table:table-cell table:formula="of:=[.B21]*6.2415E-034" office:value-type="float" office:value="1042.3305" calcext:value-type="float">
            <text:p>1042.3305</text:p>
          </table:table-cell>
          <table:table-cell table:formula="of:=[.C21]/1E+039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.83E+015" calcext:value-type="float">
            <text:p>2.83E+015</text:p>
          </table:table-cell>
          <table:table-cell office:value-type="float" office:value="1.34E+036" calcext:value-type="float">
            <text:p>1.34E+036</text:p>
          </table:table-cell>
          <table:table-cell office:value-type="float" office:value="1.2E+039" calcext:value-type="float">
            <text:p>1.2E+039</text:p>
          </table:table-cell>
          <table:table-cell/>
          <table:table-cell table:formula="of:=SQRT([CGS.$B$2]^2/(4*PI()*[CGS.$B$1]*[CGS.A22]))" office:value-type="float" office:value="615425.281563659" calcext:value-type="float">
            <text:p>615425.281563659</text:p>
          </table:table-cell>
          <table:table-cell table:formula="of:=4*PI()*[CGS.A22]*[CGS.E22]^3" office:value-type="float" office:value="8.28938476559931E+033" calcext:value-type="float">
            <text:p>8.28938476559931E+033</text:p>
          </table:table-cell>
          <table:table-cell table:formula="of:=[CGS.E22]*0.00001" office:value-type="float" office:value="6.15425281563659" calcext:value-type="float">
            <text:p>6.154</text:p>
          </table:table-cell>
          <table:table-cell table:formula="of:=[CGS.F22]/[CGS.$B$4]" office:value-type="float" office:value="4.16551998271322" calcext:value-type="float">
            <text:p>4.166</text:p>
          </table:table-cell>
          <table:table-cell table:formula="of:=[CGS.E22]/[CGS.$B$3]" office:value-type="float" office:value="0.00000884231726384568" calcext:value-type="float">
            <text:p>8.84231726384568E-006</text:p>
          </table:table-cell>
          <table:table-cell/>
          <table:table-cell table:formula="of:=[.A22]*0.000000000000560559" office:value-type="float" office:value="1586.38197" calcext:value-type="float">
            <text:p>1586.38197</text:p>
          </table:table-cell>
          <table:table-cell table:formula="of:=[.B22]*6.2415E-034" office:value-type="float" office:value="836.361" calcext:value-type="float">
            <text:p>836.361</text:p>
          </table:table-cell>
          <table:table-cell table:formula="of:=[.C22]/1E+039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.48E+015" calcext:value-type="float">
            <text:p>2.48E+015</text:p>
          </table:table-cell>
          <table:table-cell office:value-type="float" office:value="1.05E+036" calcext:value-type="float">
            <text:p>1.05E+036</text:p>
          </table:table-cell>
          <table:table-cell office:value-type="float" office:value="1.1E+039" calcext:value-type="float">
            <text:p>1.1E+039</text:p>
          </table:table-cell>
          <table:table-cell/>
          <table:table-cell table:formula="of:=SQRT([CGS.$B$2]^2/(4*PI()*[CGS.$B$1]*[CGS.A23]))" office:value-type="float" office:value="657419.694728276" calcext:value-type="float">
            <text:p>657419.694728276</text:p>
          </table:table-cell>
          <table:table-cell table:formula="of:=4*PI()*[CGS.A23]*[CGS.E23]^3" office:value-type="float" office:value="8.85502264099272E+033" calcext:value-type="float">
            <text:p>8.85502264099272E+033</text:p>
          </table:table-cell>
          <table:table-cell table:formula="of:=[CGS.E23]*0.00001" office:value-type="float" office:value="6.57419694728276" calcext:value-type="float">
            <text:p>6.574</text:p>
          </table:table-cell>
          <table:table-cell table:formula="of:=[CGS.F23]/[CGS.$B$4]" office:value-type="float" office:value="4.44976012110187" calcext:value-type="float">
            <text:p>4.450</text:p>
          </table:table-cell>
          <table:table-cell table:formula="of:=[CGS.E23]/[CGS.$B$3]" office:value-type="float" office:value="0.00000944568526908443" calcext:value-type="float">
            <text:p>9.44568526908443E-006</text:p>
          </table:table-cell>
          <table:table-cell/>
          <table:table-cell table:formula="of:=[.A23]*0.000000000000560559" office:value-type="float" office:value="1390.18632" calcext:value-type="float">
            <text:p>1390.18632</text:p>
          </table:table-cell>
          <table:table-cell table:formula="of:=[.B23]*6.2415E-034" office:value-type="float" office:value="655.3575" calcext:value-type="float">
            <text:p>655.3575</text:p>
          </table:table-cell>
          <table:table-cell table:formula="of:=[.C23]/1E+039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.16E+015" calcext:value-type="float">
            <text:p>2.16E+015</text:p>
          </table:table-cell>
          <table:table-cell office:value-type="float" office:value="8.02E+035" calcext:value-type="float">
            <text:p>8.02E+035</text:p>
          </table:table-cell>
          <table:table-cell office:value-type="float" office:value="1E+039" calcext:value-type="float">
            <text:p>1E+039</text:p>
          </table:table-cell>
          <table:table-cell/>
          <table:table-cell table:formula="of:=SQRT([CGS.$B$2]^2/(4*PI()*[CGS.$B$1]*[CGS.A24]))" office:value-type="float" office:value="704436.215484233" calcext:value-type="float">
            <text:p>704436.215484233</text:p>
          </table:table-cell>
          <table:table-cell table:formula="of:=4*PI()*[CGS.A24]*[CGS.E24]^3" office:value-type="float" office:value="9.48830509226881E+033" calcext:value-type="float">
            <text:p>9.48830509226881E+033</text:p>
          </table:table-cell>
          <table:table-cell table:formula="of:=[CGS.E24]*0.00001" office:value-type="float" office:value="7.04436215484233" calcext:value-type="float">
            <text:p>7.044</text:p>
          </table:table-cell>
          <table:table-cell table:formula="of:=[CGS.F24]/[CGS.$B$4]" office:value-type="float" office:value="4.76799250867779" calcext:value-type="float">
            <text:p>4.768</text:p>
          </table:table-cell>
          <table:table-cell table:formula="of:=[CGS.E24]/[CGS.$B$3]" office:value-type="float" office:value="0.0000101212099925896" calcext:value-type="float">
            <text:p>1.01212099925896E-005</text:p>
          </table:table-cell>
          <table:table-cell/>
          <table:table-cell table:formula="of:=[.A24]*0.000000000000560559" office:value-type="float" office:value="1210.80744" calcext:value-type="float">
            <text:p>1210.80744</text:p>
          </table:table-cell>
          <table:table-cell table:formula="of:=[.B24]*6.2415E-034" office:value-type="float" office:value="500.5683" calcext:value-type="float">
            <text:p>500.5683</text:p>
          </table:table-cell>
          <table:table-cell table:formula="of:=[.C24]/1E+0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E+015" calcext:value-type="float">
            <text:p>2.01E+015</text:p>
          </table:table-cell>
          <table:table-cell office:value-type="float" office:value="6.93E+035" calcext:value-type="float">
            <text:p>6.93E+035</text:p>
          </table:table-cell>
          <table:table-cell office:value-type="float" office:value="9.5E+038" calcext:value-type="float">
            <text:p>9.5E+038</text:p>
          </table:table-cell>
          <table:table-cell/>
          <table:table-cell table:formula="of:=SQRT([CGS.$B$2]^2/(4*PI()*[CGS.$B$1]*[CGS.A25]))" office:value-type="float" office:value="730248.245271427" calcext:value-type="float">
            <text:p>730248.245271427</text:p>
          </table:table-cell>
          <table:table-cell table:formula="of:=4*PI()*[CGS.A25]*[CGS.E25]^3" office:value-type="float" office:value="9.83597661779263E+033" calcext:value-type="float">
            <text:p>9.83597661779263E+033</text:p>
          </table:table-cell>
          <table:table-cell table:formula="of:=[CGS.E25]*0.00001" office:value-type="float" office:value="7.30248245271427" calcext:value-type="float">
            <text:p>7.302</text:p>
          </table:table-cell>
          <table:table-cell table:formula="of:=[CGS.F25]/[CGS.$B$4]" office:value-type="float" office:value="4.94270181798624" calcext:value-type="float">
            <text:p>4.943</text:p>
          </table:table-cell>
          <table:table-cell table:formula="of:=[CGS.E25]/[CGS.$B$3]" office:value-type="float" office:value="0.000010492072489532" calcext:value-type="float">
            <text:p>1.0492072489532E-005</text:p>
          </table:table-cell>
          <table:table-cell/>
          <table:table-cell table:formula="of:=[.A25]*0.000000000000560559" office:value-type="float" office:value="1126.72359" calcext:value-type="float">
            <text:p>1126.72359</text:p>
          </table:table-cell>
          <table:table-cell table:formula="of:=[.B25]*6.2415E-034" office:value-type="float" office:value="432.53595" calcext:value-type="float">
            <text:p>432.53595</text:p>
          </table:table-cell>
          <table:table-cell table:formula="of:=[.C25]/1E+039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.87E+015" calcext:value-type="float">
            <text:p>1.87E+015</text:p>
          </table:table-cell>
          <table:table-cell office:value-type="float" office:value="5.95E+035" calcext:value-type="float">
            <text:p>5.95E+035</text:p>
          </table:table-cell>
          <table:table-cell office:value-type="float" office:value="9E+038" calcext:value-type="float">
            <text:p>9E+038</text:p>
          </table:table-cell>
          <table:table-cell/>
          <table:table-cell table:formula="of:=SQRT([CGS.$B$2]^2/(4*PI()*[CGS.$B$1]*[CGS.A26]))" office:value-type="float" office:value="757090.414298788" calcext:value-type="float">
            <text:p>757090.414298788</text:p>
          </table:table-cell>
          <table:table-cell table:formula="of:=4*PI()*[CGS.A26]*[CGS.E26]^3" office:value-type="float" office:value="1.01975234597516E+034" calcext:value-type="float">
            <text:p>1.01975234597516E+034</text:p>
          </table:table-cell>
          <table:table-cell table:formula="of:=[CGS.E26]*0.00001" office:value-type="float" office:value="7.57090414298788" calcext:value-type="float">
            <text:p>7.571</text:p>
          </table:table-cell>
          <table:table-cell table:formula="of:=[CGS.F26]/[CGS.$B$4]" office:value-type="float" office:value="5.12438364811638" calcext:value-type="float">
            <text:p>5.124</text:p>
          </table:table-cell>
          <table:table-cell table:formula="of:=[CGS.E26]/[CGS.$B$3]" office:value-type="float" office:value="0.0000108777358376263" calcext:value-type="float">
            <text:p>1.08777358376263E-005</text:p>
          </table:table-cell>
          <table:table-cell/>
          <table:table-cell table:formula="of:=[.A26]*0.000000000000560559" office:value-type="float" office:value="1048.24533" calcext:value-type="float">
            <text:p>1048.24533</text:p>
          </table:table-cell>
          <table:table-cell table:formula="of:=[.B26]*6.2415E-034" office:value-type="float" office:value="371.36925" calcext:value-type="float">
            <text:p>371.36925</text:p>
          </table:table-cell>
          <table:table-cell table:formula="of:=[.C26]/1E+039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73E+015" calcext:value-type="float">
            <text:p>1.73E+015</text:p>
          </table:table-cell>
          <table:table-cell office:value-type="float" office:value="5.05E+035" calcext:value-type="float">
            <text:p>5.05E+035</text:p>
          </table:table-cell>
          <table:table-cell office:value-type="float" office:value="8.5E+038" calcext:value-type="float">
            <text:p>8.5E+038</text:p>
          </table:table-cell>
          <table:table-cell/>
          <table:table-cell table:formula="of:=SQRT([CGS.$B$2]^2/(4*PI()*[CGS.$B$1]*[CGS.A27]))" office:value-type="float" office:value="787128.249512044" calcext:value-type="float">
            <text:p>787128.249512044</text:p>
          </table:table-cell>
          <table:table-cell table:formula="of:=4*PI()*[CGS.A27]*[CGS.E27]^3" office:value-type="float" office:value="1.06021138805021E+034" calcext:value-type="float">
            <text:p>1.06021138805021E+034</text:p>
          </table:table-cell>
          <table:table-cell table:formula="of:=[CGS.E27]*0.00001" office:value-type="float" office:value="7.87128249512044" calcext:value-type="float">
            <text:p>7.871</text:p>
          </table:table-cell>
          <table:table-cell table:formula="of:=[CGS.F27]/[CGS.$B$4]" office:value-type="float" office:value="5.32769541733774" calcext:value-type="float">
            <text:p>5.328</text:p>
          </table:table-cell>
          <table:table-cell table:formula="of:=[CGS.E27]/[CGS.$B$3]" office:value-type="float" office:value="0.0000113093139297707" calcext:value-type="float">
            <text:p>1.13093139297707E-005</text:p>
          </table:table-cell>
          <table:table-cell/>
          <table:table-cell table:formula="of:=[.A27]*0.000000000000560559" office:value-type="float" office:value="969.76707" calcext:value-type="float">
            <text:p>969.76707</text:p>
          </table:table-cell>
          <table:table-cell table:formula="of:=[.B27]*6.2415E-034" office:value-type="float" office:value="315.19575" calcext:value-type="float">
            <text:p>315.19575</text:p>
          </table:table-cell>
          <table:table-cell table:formula="of:=[.C27]/1E+039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.6E+015" calcext:value-type="float">
            <text:p>1.6E+015</text:p>
          </table:table-cell>
          <table:table-cell office:value-type="float" office:value="4.26E+035" calcext:value-type="float">
            <text:p>4.26E+035</text:p>
          </table:table-cell>
          <table:table-cell office:value-type="float" office:value="8E+038" calcext:value-type="float">
            <text:p>8E+038</text:p>
          </table:table-cell>
          <table:table-cell/>
          <table:table-cell table:formula="of:=SQRT([CGS.$B$2]^2/(4*PI()*[CGS.$B$1]*[CGS.A28]))" office:value-type="float" office:value="818480.919310744" calcext:value-type="float">
            <text:p>818480.919310744</text:p>
          </table:table-cell>
          <table:table-cell table:formula="of:=4*PI()*[CGS.A28]*[CGS.E28]^3" office:value-type="float" office:value="1.10244142818276E+034" calcext:value-type="float">
            <text:p>1.10244142818276E+034</text:p>
          </table:table-cell>
          <table:table-cell table:formula="of:=[CGS.E28]*0.00001" office:value-type="float" office:value="8.18480919310744" calcext:value-type="float">
            <text:p>8.185</text:p>
          </table:table-cell>
          <table:table-cell table:formula="of:=[CGS.F28]/[CGS.$B$4]" office:value-type="float" office:value="5.53990667428524" calcext:value-type="float">
            <text:p>5.540</text:p>
          </table:table-cell>
          <table:table-cell table:formula="of:=[CGS.E28]/[CGS.$B$3]" office:value-type="float" office:value="0.0000117597833234302" calcext:value-type="float">
            <text:p>1.17597833234302E-005</text:p>
          </table:table-cell>
          <table:table-cell/>
          <table:table-cell table:formula="of:=[.A28]*0.000000000000560559" office:value-type="float" office:value="896.8944" calcext:value-type="float">
            <text:p>896.8944</text:p>
          </table:table-cell>
          <table:table-cell table:formula="of:=[.B28]*6.2415E-034" office:value-type="float" office:value="265.8879" calcext:value-type="float">
            <text:p>265.8879</text:p>
          </table:table-cell>
          <table:table-cell table:formula="of:=[.C28]/1E+039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47E+015" calcext:value-type="float">
            <text:p>1.47E+015</text:p>
          </table:table-cell>
          <table:table-cell office:value-type="float" office:value="3.54E+035" calcext:value-type="float">
            <text:p>3.54E+035</text:p>
          </table:table-cell>
          <table:table-cell office:value-type="float" office:value="7.5E+038" calcext:value-type="float">
            <text:p>7.5E+038</text:p>
          </table:table-cell>
          <table:table-cell/>
          <table:table-cell table:formula="of:=SQRT([CGS.$B$2]^2/(4*PI()*[CGS.$B$1]*[CGS.A29]))" office:value-type="float" office:value="853905.642655353" calcext:value-type="float">
            <text:p>853905.642655353</text:p>
          </table:table-cell>
          <table:table-cell table:formula="of:=4*PI()*[CGS.A29]*[CGS.E29]^3" office:value-type="float" office:value="1.15015626389316E+034" calcext:value-type="float">
            <text:p>1.15015626389316E+034</text:p>
          </table:table-cell>
          <table:table-cell table:formula="of:=[CGS.E29]*0.00001" office:value-type="float" office:value="8.53905642655353" calcext:value-type="float">
            <text:p>8.539</text:p>
          </table:table-cell>
          <table:table-cell table:formula="of:=[CGS.F29]/[CGS.$B$4]" office:value-type="float" office:value="5.7796797180561" calcext:value-type="float">
            <text:p>5.780</text:p>
          </table:table-cell>
          <table:table-cell table:formula="of:=[CGS.E29]/[CGS.$B$3]" office:value-type="float" office:value="0.0000122687592335539" calcext:value-type="float">
            <text:p>1.22687592335539E-005</text:p>
          </table:table-cell>
          <table:table-cell/>
          <table:table-cell table:formula="of:=[.A29]*0.000000000000560559" office:value-type="float" office:value="824.02173" calcext:value-type="float">
            <text:p>824.02173</text:p>
          </table:table-cell>
          <table:table-cell table:formula="of:=[.B29]*6.2415E-034" office:value-type="float" office:value="220.9491" calcext:value-type="float">
            <text:p>220.9491</text:p>
          </table:table-cell>
          <table:table-cell table:formula="of:=[.C29]/1E+039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35E+015" calcext:value-type="float">
            <text:p>1.35E+015</text:p>
          </table:table-cell>
          <table:table-cell office:value-type="float" office:value="2.91E+035" calcext:value-type="float">
            <text:p>2.91E+035</text:p>
          </table:table-cell>
          <table:table-cell office:value-type="float" office:value="7E+038" calcext:value-type="float">
            <text:p>7E+038</text:p>
          </table:table-cell>
          <table:table-cell/>
          <table:table-cell table:formula="of:=SQRT([CGS.$B$2]^2/(4*PI()*[CGS.$B$1]*[CGS.A30]))" office:value-type="float" office:value="891049.16289574" calcext:value-type="float">
            <text:p>891049.16289574</text:p>
          </table:table-cell>
          <table:table-cell table:formula="of:=4*PI()*[CGS.A30]*[CGS.E30]^3" office:value-type="float" office:value="1.20018620904574E+034" calcext:value-type="float">
            <text:p>1.20018620904574E+034</text:p>
          </table:table-cell>
          <table:table-cell table:formula="of:=[CGS.E30]*0.00001" office:value-type="float" office:value="8.9104916289574" calcext:value-type="float">
            <text:p>8.910</text:p>
          </table:table-cell>
          <table:table-cell table:formula="of:=[CGS.F30]/[CGS.$B$4]" office:value-type="float" office:value="6.03108647761679" calcext:value-type="float">
            <text:p>6.031</text:p>
          </table:table-cell>
          <table:table-cell table:formula="of:=[CGS.E30]/[CGS.$B$3]" office:value-type="float" office:value="0.0000128024305013756" calcext:value-type="float">
            <text:p>1.28024305013756E-005</text:p>
          </table:table-cell>
          <table:table-cell/>
          <table:table-cell table:formula="of:=[.A30]*0.000000000000560559" office:value-type="float" office:value="756.75465" calcext:value-type="float">
            <text:p>756.75465</text:p>
          </table:table-cell>
          <table:table-cell table:formula="of:=[.B30]*6.2415E-034" office:value-type="float" office:value="181.62765" calcext:value-type="float">
            <text:p>181.62765</text:p>
          </table:table-cell>
          <table:table-cell table:formula="of:=[.C30]/1E+039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.28E+015" calcext:value-type="float">
            <text:p>1.28E+015</text:p>
          </table:table-cell>
          <table:table-cell office:value-type="float" office:value="2.56E+035" calcext:value-type="float">
            <text:p>2.56E+035</text:p>
          </table:table-cell>
          <table:table-cell office:value-type="float" office:value="6.7E+038" calcext:value-type="float">
            <text:p>6.7E+038</text:p>
          </table:table-cell>
          <table:table-cell/>
          <table:table-cell table:formula="of:=SQRT([CGS.$B$2]^2/(4*PI()*[CGS.$B$1]*[CGS.A31]))" office:value-type="float" office:value="915089.486932672" calcext:value-type="float">
            <text:p>915089.486932672</text:p>
          </table:table-cell>
          <table:table-cell table:formula="of:=4*PI()*[CGS.A31]*[CGS.E31]^3" office:value-type="float" office:value="1.23256698731431E+034" calcext:value-type="float">
            <text:p>1.23256698731431E+034</text:p>
          </table:table-cell>
          <table:table-cell table:formula="of:=[CGS.E31]*0.00001" office:value-type="float" office:value="9.15089486932672" calcext:value-type="float">
            <text:p>9.151</text:p>
          </table:table-cell>
          <table:table-cell table:formula="of:=[CGS.F31]/[CGS.$B$4]" office:value-type="float" office:value="6.19380395635329" calcext:value-type="float">
            <text:p>6.194</text:p>
          </table:table-cell>
          <table:table-cell table:formula="of:=[CGS.E31]/[CGS.$B$3]" office:value-type="float" office:value="0.0000131478374559292" calcext:value-type="float">
            <text:p>1.31478374559292E-005</text:p>
          </table:table-cell>
          <table:table-cell/>
          <table:table-cell table:formula="of:=[.A31]*0.000000000000560559" office:value-type="float" office:value="717.51552" calcext:value-type="float">
            <text:p>717.51552</text:p>
          </table:table-cell>
          <table:table-cell table:formula="of:=[.B31]*6.2415E-034" office:value-type="float" office:value="159.7824" calcext:value-type="float">
            <text:p>159.7824</text:p>
          </table:table-cell>
          <table:table-cell table:formula="of:=[.C31]/1E+039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.21E+015" calcext:value-type="float">
            <text:p>1.21E+015</text:p>
          </table:table-cell>
          <table:table-cell office:value-type="float" office:value="2.24E+035" calcext:value-type="float">
            <text:p>2.24E+035</text:p>
          </table:table-cell>
          <table:table-cell office:value-type="float" office:value="6.4E+038" calcext:value-type="float">
            <text:p>6.4E+038</text:p>
          </table:table-cell>
          <table:table-cell/>
          <table:table-cell table:formula="of:=SQRT([CGS.$B$2]^2/(4*PI()*[CGS.$B$1]*[CGS.A32]))" office:value-type="float" office:value="941186.882331071" calcext:value-type="float">
            <text:p>941186.882331071</text:p>
          </table:table-cell>
          <table:table-cell table:formula="of:=4*PI()*[CGS.A32]*[CGS.E32]^3" office:value-type="float" office:value="1.26771850908599E+034" calcext:value-type="float">
            <text:p>1.26771850908599E+034</text:p>
          </table:table-cell>
          <table:table-cell table:formula="of:=[CGS.E32]*0.00001" office:value-type="float" office:value="9.41186882331071" calcext:value-type="float">
            <text:p>9.412</text:p>
          </table:table-cell>
          <table:table-cell table:formula="of:=[CGS.F32]/[CGS.$B$4]" office:value-type="float" office:value="6.37044476927634" calcext:value-type="float">
            <text:p>6.370</text:p>
          </table:table-cell>
          <table:table-cell table:formula="of:=[CGS.E32]/[CGS.$B$3]" office:value-type="float" office:value="0.0000135228000334924" calcext:value-type="float">
            <text:p>1.35228000334924E-005</text:p>
          </table:table-cell>
          <table:table-cell/>
          <table:table-cell table:formula="of:=[.A32]*0.000000000000560559" office:value-type="float" office:value="678.27639" calcext:value-type="float">
            <text:p>678.27639</text:p>
          </table:table-cell>
          <table:table-cell table:formula="of:=[.B32]*6.2415E-034" office:value-type="float" office:value="139.8096" calcext:value-type="float">
            <text:p>139.8096</text:p>
          </table:table-cell>
          <table:table-cell table:formula="of:=[.C32]/1E+039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.14E+015" calcext:value-type="float">
            <text:p>1.14E+015</text:p>
          </table:table-cell>
          <table:table-cell office:value-type="float" office:value="1.95E+035" calcext:value-type="float">
            <text:p>1.95E+035</text:p>
          </table:table-cell>
          <table:table-cell office:value-type="float" office:value="6.1E+038" calcext:value-type="float">
            <text:p>6.1E+038</text:p>
          </table:table-cell>
          <table:table-cell/>
          <table:table-cell table:formula="of:=SQRT([CGS.$B$2]^2/(4*PI()*[CGS.$B$1]*[CGS.A33]))" office:value-type="float" office:value="969652.508041899" calcext:value-type="float">
            <text:p>969652.508041899</text:p>
          </table:table-cell>
          <table:table-cell table:formula="of:=4*PI()*[CGS.A33]*[CGS.E33]^3" office:value-type="float" office:value="1.30605988555838E+034" calcext:value-type="float">
            <text:p>1.30605988555838E+034</text:p>
          </table:table-cell>
          <table:table-cell table:formula="of:=[CGS.E33]*0.00001" office:value-type="float" office:value="9.69652508041899" calcext:value-type="float">
            <text:p>9.697</text:p>
          </table:table-cell>
          <table:table-cell table:formula="of:=[CGS.F33]/[CGS.$B$4]" office:value-type="float" office:value="6.56311500280594" calcext:value-type="float">
            <text:p>6.563</text:p>
          </table:table-cell>
          <table:table-cell table:formula="of:=[CGS.E33]/[CGS.$B$3]" office:value-type="float" office:value="0.000013931788908648" calcext:value-type="float">
            <text:p>1.3931788908648E-005</text:p>
          </table:table-cell>
          <table:table-cell/>
          <table:table-cell table:formula="of:=[.A33]*0.000000000000560559" office:value-type="float" office:value="639.03726" calcext:value-type="float">
            <text:p>639.03726</text:p>
          </table:table-cell>
          <table:table-cell table:formula="of:=[.B33]*6.2415E-034" office:value-type="float" office:value="121.70925" calcext:value-type="float">
            <text:p>121.70925</text:p>
          </table:table-cell>
          <table:table-cell table:formula="of:=[.C33]/1E+039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.08E+015" calcext:value-type="float">
            <text:p>1.08E+015</text:p>
          </table:table-cell>
          <table:table-cell office:value-type="float" office:value="1.68E+035" calcext:value-type="float">
            <text:p>1.68E+035</text:p>
          </table:table-cell>
          <table:table-cell office:value-type="float" office:value="5.8E+038" calcext:value-type="float">
            <text:p>5.8E+038</text:p>
          </table:table-cell>
          <table:table-cell/>
          <table:table-cell table:formula="of:=SQRT([CGS.$B$2]^2/(4*PI()*[CGS.$B$1]*[CGS.A34]))" office:value-type="float" office:value="996223.249764578" calcext:value-type="float">
            <text:p>996223.249764578</text:p>
          </table:table-cell>
          <table:table-cell table:formula="of:=4*PI()*[CGS.A34]*[CGS.E34]^3" office:value-type="float" office:value="1.34184897454202E+034" calcext:value-type="float">
            <text:p>1.34184897454202E+034</text:p>
          </table:table-cell>
          <table:table-cell table:formula="of:=[CGS.E34]*0.00001" office:value-type="float" office:value="9.96223249764578" calcext:value-type="float">
            <text:p>9.962</text:p>
          </table:table-cell>
          <table:table-cell table:formula="of:=[CGS.F34]/[CGS.$B$4]" office:value-type="float" office:value="6.74295967106545" calcext:value-type="float">
            <text:p>6.743</text:p>
          </table:table-cell>
          <table:table-cell table:formula="of:=[CGS.E34]/[CGS.$B$3]" office:value-type="float" office:value="0.0000143135524391462" calcext:value-type="float">
            <text:p>1.43135524391462E-005</text:p>
          </table:table-cell>
          <table:table-cell/>
          <table:table-cell table:formula="of:=[.A34]*0.000000000000560559" office:value-type="float" office:value="605.40372" calcext:value-type="float">
            <text:p>605.40372</text:p>
          </table:table-cell>
          <table:table-cell table:formula="of:=[.B34]*6.2415E-034" office:value-type="float" office:value="104.8572" calcext:value-type="float">
            <text:p>104.8572</text:p>
          </table:table-cell>
          <table:table-cell table:formula="of:=[.C34]/1E+039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.01E+015" calcext:value-type="float">
            <text:p>1.01E+015</text:p>
          </table:table-cell>
          <table:table-cell office:value-type="float" office:value="1.43E+035" calcext:value-type="float">
            <text:p>1.43E+035</text:p>
          </table:table-cell>
          <table:table-cell office:value-type="float" office:value="5.49E+038" calcext:value-type="float">
            <text:p>5.49E+038</text:p>
          </table:table-cell>
          <table:table-cell/>
          <table:table-cell table:formula="of:=SQRT([CGS.$B$2]^2/(4*PI()*[CGS.$B$1]*[CGS.A35]))" office:value-type="float" office:value="1030167.54594293" calcext:value-type="float">
            <text:p>1030167.54594293</text:p>
          </table:table-cell>
          <table:table-cell table:formula="of:=4*PI()*[CGS.A35]*[CGS.E35]^3" office:value-type="float" office:value="1.38756976958393E+034" calcext:value-type="float">
            <text:p>1.38756976958393E+034</text:p>
          </table:table-cell>
          <table:table-cell table:formula="of:=[CGS.E35]*0.00001" office:value-type="float" office:value="10.3016754594293" calcext:value-type="float">
            <text:p>10.302</text:p>
          </table:table-cell>
          <table:table-cell table:formula="of:=[CGS.F35]/[CGS.$B$4]" office:value-type="float" office:value="6.97271240996952" calcext:value-type="float">
            <text:p>6.973</text:p>
          </table:table-cell>
          <table:table-cell table:formula="of:=[CGS.E35]/[CGS.$B$3]" office:value-type="float" office:value="0.0000148012578440076" calcext:value-type="float">
            <text:p>1.48012578440076E-005</text:p>
          </table:table-cell>
          <table:table-cell/>
          <table:table-cell table:formula="of:=[.A35]*0.000000000000560559" office:value-type="float" office:value="566.16459" calcext:value-type="float">
            <text:p>566.16459</text:p>
          </table:table-cell>
          <table:table-cell table:formula="of:=[.B35]*6.2415E-034" office:value-type="float" office:value="89.25345" calcext:value-type="float">
            <text:p>89.25345</text:p>
          </table:table-cell>
          <table:table-cell table:formula="of:=[.C35]/1E+039"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947000000000000" calcext:value-type="float">
            <text:p>947000000000000</text:p>
          </table:table-cell>
          <table:table-cell office:value-type="float" office:value="1.22E+035" calcext:value-type="float">
            <text:p>1.22E+035</text:p>
          </table:table-cell>
          <table:table-cell office:value-type="float" office:value="5.2E+038" calcext:value-type="float">
            <text:p>5.2E+038</text:p>
          </table:table-cell>
          <table:table-cell/>
          <table:table-cell table:formula="of:=SQRT([CGS.$B$2]^2/(4*PI()*[CGS.$B$1]*[CGS.A36]))" office:value-type="float" office:value="1063882.245531" calcext:value-type="float">
            <text:p>1063882.245531</text:p>
          </table:table-cell>
          <table:table-cell table:formula="of:=4*PI()*[CGS.A36]*[CGS.E36]^3" office:value-type="float" office:value="1.43298131270937E+034" calcext:value-type="float">
            <text:p>1.43298131270937E+034</text:p>
          </table:table-cell>
          <table:table-cell table:formula="of:=[CGS.E36]*0.00001" office:value-type="float" office:value="10.63882245531" calcext:value-type="float">
            <text:p>10.639</text:p>
          </table:table-cell>
          <table:table-cell table:formula="of:=[CGS.F36]/[CGS.$B$4]" office:value-type="float" office:value="7.20091111914258" calcext:value-type="float">
            <text:p>7.201</text:p>
          </table:table-cell>
          <table:table-cell table:formula="of:=[CGS.E36]/[CGS.$B$3]" office:value-type="float" office:value="0.0000152856644472845" calcext:value-type="float">
            <text:p>1.52856644472845E-005</text:p>
          </table:table-cell>
          <table:table-cell/>
          <table:table-cell table:formula="of:=[.A36]*0.000000000000560559" office:value-type="float" office:value="530.849373" calcext:value-type="float">
            <text:p>530.849373</text:p>
          </table:table-cell>
          <table:table-cell table:formula="of:=[.B36]*6.2415E-034" office:value-type="float" office:value="76.1463" calcext:value-type="float">
            <text:p>76.1463</text:p>
          </table:table-cell>
          <table:table-cell table:formula="of:=[.C36]/1E+039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885000000000000" calcext:value-type="float">
            <text:p>885000000000000</text:p>
          </table:table-cell>
          <table:table-cell office:value-type="float" office:value="1.02E+035" calcext:value-type="float">
            <text:p>1.02E+035</text:p>
          </table:table-cell>
          <table:table-cell office:value-type="float" office:value="4.9E+038" calcext:value-type="float">
            <text:p>4.9E+038</text:p>
          </table:table-cell>
          <table:table-cell/>
          <table:table-cell table:formula="of:=SQRT([CGS.$B$2]^2/(4*PI()*[CGS.$B$1]*[CGS.A37]))" office:value-type="float" office:value="1100517.40499214" calcext:value-type="float">
            <text:p>1100517.40499214</text:p>
          </table:table-cell>
          <table:table-cell table:formula="of:=4*PI()*[CGS.A37]*[CGS.E37]^3" office:value-type="float" office:value="1.48232652841954E+034" calcext:value-type="float">
            <text:p>1.48232652841954E+034</text:p>
          </table:table-cell>
          <table:table-cell table:formula="of:=[CGS.E37]*0.00001" office:value-type="float" office:value="11.0051740499214" calcext:value-type="float">
            <text:p>11.005</text:p>
          </table:table-cell>
          <table:table-cell table:formula="of:=[CGS.F37]/[CGS.$B$4]" office:value-type="float" office:value="7.44887702723386" calcext:value-type="float">
            <text:p>7.449</text:p>
          </table:table-cell>
          <table:table-cell table:formula="of:=[CGS.E37]/[CGS.$B$3]" office:value-type="float" office:value="0.0000158120316809216" calcext:value-type="float">
            <text:p>0.000015812</text:p>
          </table:table-cell>
          <table:table-cell/>
          <table:table-cell table:formula="of:=[.A37]*0.000000000000560559" office:value-type="float" office:value="496.094715" calcext:value-type="float">
            <text:p>496.094715</text:p>
          </table:table-cell>
          <table:table-cell table:formula="of:=[.B37]*6.2415E-034" office:value-type="float" office:value="63.6633" calcext:value-type="float">
            <text:p>63.6633</text:p>
          </table:table-cell>
          <table:table-cell table:formula="of:=[.C37]/1E+039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824000000000000" calcext:value-type="float">
            <text:p>824000000000000</text:p>
          </table:table-cell>
          <table:table-cell office:value-type="float" office:value="8.4E+034" calcext:value-type="float">
            <text:p>8.4E+034</text:p>
          </table:table-cell>
          <table:table-cell office:value-type="float" office:value="4.6E+038" calcext:value-type="float">
            <text:p>4.6E+038</text:p>
          </table:table-cell>
          <table:table-cell/>
          <table:table-cell table:formula="of:=SQRT([CGS.$B$2]^2/(4*PI()*[CGS.$B$1]*[CGS.A38]))" office:value-type="float" office:value="1140525.3561031" calcext:value-type="float">
            <text:p>1140525.3561031</text:p>
          </table:table-cell>
          <table:table-cell table:formula="of:=4*PI()*[CGS.A38]*[CGS.E38]^3" office:value-type="float" office:value="1.53621467867547E+034" calcext:value-type="float">
            <text:p>1.53621467867547E+034</text:p>
          </table:table-cell>
          <table:table-cell table:formula="of:=[CGS.E38]*0.00001" office:value-type="float" office:value="11.405253561031" calcext:value-type="float">
            <text:p>11.405</text:p>
          </table:table-cell>
          <table:table-cell table:formula="of:=[CGS.F38]/[CGS.$B$4]" office:value-type="float" office:value="7.71967175213802" calcext:value-type="float">
            <text:p>7.720</text:p>
          </table:table-cell>
          <table:table-cell table:formula="of:=[CGS.E38]/[CGS.$B$3]" office:value-type="float" office:value="0.0000163868585646997" calcext:value-type="float">
            <text:p>1.63868585646997E-005</text:p>
          </table:table-cell>
          <table:table-cell/>
          <table:table-cell table:formula="of:=[.A38]*0.000000000000560559" office:value-type="float" office:value="461.900616" calcext:value-type="float">
            <text:p>461.900616</text:p>
          </table:table-cell>
          <table:table-cell table:formula="of:=[.B38]*6.2415E-034" office:value-type="float" office:value="52.4286" calcext:value-type="float">
            <text:p>52.4286</text:p>
          </table:table-cell>
          <table:table-cell table:formula="of:=[.C38]/1E+039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765000000000000" calcext:value-type="float">
            <text:p>765000000000000</text:p>
          </table:table-cell>
          <table:table-cell office:value-type="float" office:value="6.82E+034" calcext:value-type="float">
            <text:p>6.82E+034</text:p>
          </table:table-cell>
          <table:table-cell office:value-type="float" office:value="4.3E+038" calcext:value-type="float">
            <text:p>4.3E+038</text:p>
          </table:table-cell>
          <table:table-cell/>
          <table:table-cell table:formula="of:=SQRT([CGS.$B$2]^2/(4*PI()*[CGS.$B$1]*[CGS.A39]))" office:value-type="float" office:value="1183689.60361276" calcext:value-type="float">
            <text:p>1183689.60361276</text:p>
          </table:table-cell>
          <table:table-cell table:formula="of:=4*PI()*[CGS.A39]*[CGS.E39]^3" office:value-type="float" office:value="1.59435415822627E+034" calcext:value-type="float">
            <text:p>1.59435415822627E+034</text:p>
          </table:table-cell>
          <table:table-cell table:formula="of:=[CGS.E39]*0.00001" office:value-type="float" office:value="11.8368960361276" calcext:value-type="float">
            <text:p>11.837</text:p>
          </table:table-cell>
          <table:table-cell table:formula="of:=[CGS.F39]/[CGS.$B$4]" office:value-type="float" office:value="8.01182994083551" calcext:value-type="float">
            <text:p>8.012</text:p>
          </table:table-cell>
          <table:table-cell table:formula="of:=[CGS.E39]/[CGS.$B$3]" office:value-type="float" office:value="0.0000170070345346661" calcext:value-type="float">
            <text:p>0.000017007</text:p>
          </table:table-cell>
          <table:table-cell/>
          <table:table-cell table:formula="of:=[.A39]*0.000000000000560559" office:value-type="float" office:value="428.827635" calcext:value-type="float">
            <text:p>428.827635</text:p>
          </table:table-cell>
          <table:table-cell table:formula="of:=[.B39]*6.2415E-034" office:value-type="float" office:value="42.56703" calcext:value-type="float">
            <text:p>42.56703</text:p>
          </table:table-cell>
          <table:table-cell table:formula="of:=[.C39]/1E+039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07000000000000" calcext:value-type="float">
            <text:p>707000000000000</text:p>
          </table:table-cell>
          <table:table-cell office:value-type="float" office:value="5.45E+034" calcext:value-type="float">
            <text:p>5.45E+034</text:p>
          </table:table-cell>
          <table:table-cell office:value-type="float" office:value="4E+038" calcext:value-type="float">
            <text:p>4E+038</text:p>
          </table:table-cell>
          <table:table-cell/>
          <table:table-cell table:formula="of:=SQRT([CGS.$B$2]^2/(4*PI()*[CGS.$B$1]*[CGS.A40]))" office:value-type="float" office:value="1231285.72331879" calcext:value-type="float">
            <text:p>1231285.72331879</text:p>
          </table:table-cell>
          <table:table-cell table:formula="of:=4*PI()*[CGS.A40]*[CGS.E40]^3" office:value-type="float" office:value="1.65846308605425E+034" calcext:value-type="float">
            <text:p>1.65846308605425E+034</text:p>
          </table:table-cell>
          <table:table-cell table:formula="of:=[CGS.E40]*0.00001" office:value-type="float" office:value="12.3128572331879" calcext:value-type="float">
            <text:p>12.313</text:p>
          </table:table-cell>
          <table:table-cell table:formula="of:=[CGS.F40]/[CGS.$B$4]" office:value-type="float" office:value="8.33398535705653" calcext:value-type="float">
            <text:p>8.334</text:p>
          </table:table-cell>
          <table:table-cell table:formula="of:=[CGS.E40]/[CGS.$B$3]" office:value-type="float" office:value="0.000017690886829293" calcext:value-type="float">
            <text:p>1.7690886829293E-005</text:p>
          </table:table-cell>
          <table:table-cell/>
          <table:table-cell table:formula="of:=[.A40]*0.000000000000560559" office:value-type="float" office:value="396.315213" calcext:value-type="float">
            <text:p>396.315213</text:p>
          </table:table-cell>
          <table:table-cell table:formula="of:=[.B40]*6.2415E-034" office:value-type="float" office:value="34.016175" calcext:value-type="float">
            <text:p>34.016175</text:p>
          </table:table-cell>
          <table:table-cell table:formula="of:=[.C40]/1E+039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50000000000000" calcext:value-type="float">
            <text:p>650000000000000</text:p>
          </table:table-cell>
          <table:table-cell office:value-type="float" office:value="4.26E+034" calcext:value-type="float">
            <text:p>4.26E+034</text:p>
          </table:table-cell>
          <table:table-cell office:value-type="float" office:value="3.71E+038" calcext:value-type="float">
            <text:p>3.71E+038</text:p>
          </table:table-cell>
          <table:table-cell/>
          <table:table-cell table:formula="of:=SQRT([CGS.$B$2]^2/(4*PI()*[CGS.$B$1]*[CGS.A41]))" office:value-type="float" office:value="1284138.51663657" calcext:value-type="float">
            <text:p>1284138.51663657</text:p>
          </table:table-cell>
          <table:table-cell table:formula="of:=4*PI()*[CGS.A41]*[CGS.E41]^3" office:value-type="float" office:value="1.72965241689139E+034" calcext:value-type="float">
            <text:p>1.72965241689139E+034</text:p>
          </table:table-cell>
          <table:table-cell table:formula="of:=[CGS.E41]*0.00001" office:value-type="float" office:value="12.8413851663657" calcext:value-type="float">
            <text:p>12.841</text:p>
          </table:table-cell>
          <table:table-cell table:formula="of:=[CGS.F41]/[CGS.$B$4]" office:value-type="float" office:value="8.69172068789642" calcext:value-type="float">
            <text:p>8.692</text:p>
          </table:table-cell>
          <table:table-cell table:formula="of:=[CGS.E41]/[CGS.$B$3]" office:value-type="float" office:value="0.0000184502660436289" calcext:value-type="float">
            <text:p>1.84502660436289E-005</text:p>
          </table:table-cell>
          <table:table-cell/>
          <table:table-cell table:formula="of:=[.A41]*0.000000000000560559" office:value-type="float" office:value="364.36335" calcext:value-type="float">
            <text:p>364.36335</text:p>
          </table:table-cell>
          <table:table-cell table:formula="of:=[.B41]*6.2415E-034" office:value-type="float" office:value="26.58879" calcext:value-type="float">
            <text:p>26.58879</text:p>
          </table:table-cell>
          <table:table-cell table:formula="of:=[.C41]/1E+039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593000000000000" calcext:value-type="float">
            <text:p>593000000000000</text:p>
          </table:table-cell>
          <table:table-cell office:value-type="float" office:value="3.27E+034" calcext:value-type="float">
            <text:p>3.27E+034</text:p>
          </table:table-cell>
          <table:table-cell office:value-type="float" office:value="3.41E+038" calcext:value-type="float">
            <text:p>3.41E+038</text:p>
          </table:table-cell>
          <table:table-cell/>
          <table:table-cell table:formula="of:=SQRT([CGS.$B$2]^2/(4*PI()*[CGS.$B$1]*[CGS.A42]))" office:value-type="float" office:value="1344439.31557237" calcext:value-type="float">
            <text:p>1344439.31557237</text:p>
          </table:table-cell>
          <table:table-cell table:formula="of:=4*PI()*[CGS.A42]*[CGS.E42]^3" office:value-type="float" office:value="1.81087373473875E+034" calcext:value-type="float">
            <text:p>1.81087373473875E+034</text:p>
          </table:table-cell>
          <table:table-cell table:formula="of:=[CGS.E42]*0.00001" office:value-type="float" office:value="13.4443931557237" calcext:value-type="float">
            <text:p>13.444</text:p>
          </table:table-cell>
          <table:table-cell table:formula="of:=[CGS.F42]/[CGS.$B$4]" office:value-type="float" office:value="9.09986801376258" calcext:value-type="float">
            <text:p>9.100</text:p>
          </table:table-cell>
          <table:table-cell table:formula="of:=[CGS.E42]/[CGS.$B$3]" office:value-type="float" office:value="0.0000193166568329363" calcext:value-type="float">
            <text:p>1.93166568329363E-005</text:p>
          </table:table-cell>
          <table:table-cell/>
          <table:table-cell table:formula="of:=[.A42]*0.000000000000560559" office:value-type="float" office:value="332.411487" calcext:value-type="float">
            <text:p>332.411487</text:p>
          </table:table-cell>
          <table:table-cell table:formula="of:=[.B42]*6.2415E-034" office:value-type="float" office:value="20.409705" calcext:value-type="float">
            <text:p>20.409705</text:p>
          </table:table-cell>
          <table:table-cell table:formula="of:=[.C42]/1E+039"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538000000000000" calcext:value-type="float">
            <text:p>538000000000000</text:p>
          </table:table-cell>
          <table:table-cell office:value-type="float" office:value="2.45E+034" calcext:value-type="float">
            <text:p>2.45E+034</text:p>
          </table:table-cell>
          <table:table-cell office:value-type="float" office:value="3.11E+038" calcext:value-type="float">
            <text:p>3.11E+038</text:p>
          </table:table-cell>
          <table:table-cell/>
          <table:table-cell table:formula="of:=SQRT([CGS.$B$2]^2/(4*PI()*[CGS.$B$1]*[CGS.A43]))" office:value-type="float" office:value="1411488.72371584" calcext:value-type="float">
            <text:p>1411488.72371584</text:p>
          </table:table-cell>
          <table:table-cell table:formula="of:=4*PI()*[CGS.A43]*[CGS.E43]^3" office:value-type="float" office:value="1.90118499738218E+034" calcext:value-type="float">
            <text:p>1.90118499738218E+034</text:p>
          </table:table-cell>
          <table:table-cell table:formula="of:=[CGS.E43]*0.00001" office:value-type="float" office:value="14.1148872371584" calcext:value-type="float">
            <text:p>14.115</text:p>
          </table:table-cell>
          <table:table-cell table:formula="of:=[CGS.F43]/[CGS.$B$4]" office:value-type="float" office:value="9.55369345418181" calcext:value-type="float">
            <text:p>9.554</text:p>
          </table:table-cell>
          <table:table-cell table:formula="of:=[CGS.E43]/[CGS.$B$3]" office:value-type="float" office:value="0.0000202800103982162" calcext:value-type="float">
            <text:p>0.00002028</text:p>
          </table:table-cell>
          <table:table-cell/>
          <table:table-cell table:formula="of:=[.A43]*0.000000000000560559" office:value-type="float" office:value="301.580742" calcext:value-type="float">
            <text:p>301.580742</text:p>
          </table:table-cell>
          <table:table-cell table:formula="of:=[.B43]*6.2415E-034" office:value-type="float" office:value="15.291675" calcext:value-type="float">
            <text:p>15.291675</text:p>
          </table:table-cell>
          <table:table-cell table:formula="of:=[.C43]/1E+039"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484000000000000" calcext:value-type="float">
            <text:p>484000000000000</text:p>
          </table:table-cell>
          <table:table-cell office:value-type="float" office:value="1.8E+034" calcext:value-type="float">
            <text:p>1.8E+034</text:p>
          </table:table-cell>
          <table:table-cell office:value-type="float" office:value="2.8E+038" calcext:value-type="float">
            <text:p>2.8E+038</text:p>
          </table:table-cell>
          <table:table-cell/>
          <table:table-cell table:formula="of:=SQRT([CGS.$B$2]^2/(4*PI()*[CGS.$B$1]*[CGS.A44]))" office:value-type="float" office:value="1488147.12601953" calcext:value-type="float">
            <text:p>1488147.12601953</text:p>
          </table:table-cell>
          <table:table-cell table:formula="of:=4*PI()*[CGS.A44]*[CGS.E44]^3" office:value-type="float" office:value="2.0044389603323E+034" calcext:value-type="float">
            <text:p>2.0044389603323E+034</text:p>
          </table:table-cell>
          <table:table-cell table:formula="of:=[CGS.E44]*0.00001" office:value-type="float" office:value="14.8814712601953" calcext:value-type="float">
            <text:p>14.881</text:p>
          </table:table-cell>
          <table:table-cell table:formula="of:=[CGS.F44]/[CGS.$B$4]" office:value-type="float" office:value="10.0725575896095" calcext:value-type="float">
            <text:p>10.073</text:p>
          </table:table-cell>
          <table:table-cell table:formula="of:=[CGS.E44]/[CGS.$B$3]" office:value-type="float" office:value="0.0000213814242244186" calcext:value-type="float">
            <text:p>2.13814242244186E-005</text:p>
          </table:table-cell>
          <table:table-cell/>
          <table:table-cell table:formula="of:=[.A44]*0.000000000000560559" office:value-type="float" office:value="271.310556" calcext:value-type="float">
            <text:p>271.310556</text:p>
          </table:table-cell>
          <table:table-cell table:formula="of:=[.B44]*6.2415E-034" office:value-type="float" office:value="11.2347" calcext:value-type="float">
            <text:p>11.2347</text:p>
          </table:table-cell>
          <table:table-cell table:formula="of:=[.C44]/1E+039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30000000000000" calcext:value-type="float">
            <text:p>430000000000000</text:p>
          </table:table-cell>
          <table:table-cell office:value-type="float" office:value="1.33E+034" calcext:value-type="float">
            <text:p>1.33E+034</text:p>
          </table:table-cell>
          <table:table-cell office:value-type="float" office:value="2.5E+038" calcext:value-type="float">
            <text:p>2.5E+038</text:p>
          </table:table-cell>
          <table:table-cell/>
          <table:table-cell table:formula="of:=SQRT([CGS.$B$2]^2/(4*PI()*[CGS.$B$1]*[CGS.A45]))" office:value-type="float" office:value="1578826.19368419" calcext:value-type="float">
            <text:p>1578826.19368419</text:p>
          </table:table-cell>
          <table:table-cell table:formula="of:=4*PI()*[CGS.A45]*[CGS.E45]^3" office:value-type="float" office:value="2.12657786241774E+034" calcext:value-type="float">
            <text:p>2.12657786241774E+034</text:p>
          </table:table-cell>
          <table:table-cell table:formula="of:=[CGS.E45]*0.00001" office:value-type="float" office:value="15.7882619368419" calcext:value-type="float">
            <text:p>15.788</text:p>
          </table:table-cell>
          <table:table-cell table:formula="of:=[CGS.F45]/[CGS.$B$4]" office:value-type="float" office:value="10.6863209166721" calcext:value-type="float">
            <text:p>10.686</text:p>
          </table:table-cell>
          <table:table-cell table:formula="of:=[CGS.E45]/[CGS.$B$3]" office:value-type="float" office:value="0.0000226842843920142" calcext:value-type="float">
            <text:p>2.26842843920142E-005</text:p>
          </table:table-cell>
          <table:table-cell/>
          <table:table-cell table:formula="of:=[.A45]*0.000000000000560559" office:value-type="float" office:value="241.04037" calcext:value-type="float">
            <text:p>241.04037</text:p>
          </table:table-cell>
          <table:table-cell table:formula="of:=[.B45]*6.2415E-034" office:value-type="float" office:value="8.301195" calcext:value-type="float">
            <text:p>8.301195</text:p>
          </table:table-cell>
          <table:table-cell table:formula="of:=[.C45]/1E+039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77000000000000" calcext:value-type="float">
            <text:p>377000000000000</text:p>
          </table:table-cell>
          <table:table-cell office:value-type="float" office:value="1.02E+034" calcext:value-type="float">
            <text:p>1.02E+034</text:p>
          </table:table-cell>
          <table:table-cell office:value-type="float" office:value="2.2E+038" calcext:value-type="float">
            <text:p>2.2E+038</text:p>
          </table:table-cell>
          <table:table-cell/>
          <table:table-cell table:formula="of:=SQRT([CGS.$B$2]^2/(4*PI()*[CGS.$B$1]*[CGS.A46]))" office:value-type="float" office:value="1686156.47917323" calcext:value-type="float">
            <text:p>1686156.47917323</text:p>
          </table:table-cell>
          <table:table-cell table:formula="of:=4*PI()*[CGS.A46]*[CGS.E46]^3" office:value-type="float" office:value="2.27114488949206E+034" calcext:value-type="float">
            <text:p>2.27114488949206E+034</text:p>
          </table:table-cell>
          <table:table-cell table:formula="of:=[CGS.E46]*0.00001" office:value-type="float" office:value="16.8615647917323" calcext:value-type="float">
            <text:p>16.862</text:p>
          </table:table-cell>
          <table:table-cell table:formula="of:=[CGS.F46]/[CGS.$B$4]" office:value-type="float" office:value="11.4127883894073" calcext:value-type="float">
            <text:p>11.413</text:p>
          </table:table-cell>
          <table:table-cell table:formula="of:=[CGS.E46]/[CGS.$B$3]" office:value-type="float" office:value="0.0000242263861950177" calcext:value-type="float">
            <text:p>2.42263861950177E-005</text:p>
          </table:table-cell>
          <table:table-cell/>
          <table:table-cell table:formula="of:=[.A46]*0.000000000000560559" office:value-type="float" office:value="211.330743" calcext:value-type="float">
            <text:p>211.330743</text:p>
          </table:table-cell>
          <table:table-cell table:formula="of:=[.B46]*6.2415E-034" office:value-type="float" office:value="6.36633" calcext:value-type="float">
            <text:p>6.36633</text:p>
          </table:table-cell>
          <table:table-cell table:formula="of:=[.C46]/1E+039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24000000000000" calcext:value-type="float">
            <text:p>324000000000000</text:p>
          </table:table-cell>
          <table:table-cell office:value-type="float" office:value="8.81E+033" calcext:value-type="float">
            <text:p>8.81E+033</text:p>
          </table:table-cell>
          <table:table-cell office:value-type="float" office:value="1.89E+038" calcext:value-type="float">
            <text:p>1.89E+038</text:p>
          </table:table-cell>
          <table:table-cell/>
          <table:table-cell table:formula="of:=SQRT([CGS.$B$2]^2/(4*PI()*[CGS.$B$1]*[CGS.A47]))" office:value-type="float" office:value="1818846.48735721" calcext:value-type="float">
            <text:p>1818846.48735721</text:p>
          </table:table-cell>
          <table:table-cell table:formula="of:=4*PI()*[CGS.A47]*[CGS.E47]^3" office:value-type="float" office:value="2.44986984040614E+034" calcext:value-type="float">
            <text:p>2.44986984040614E+034</text:p>
          </table:table-cell>
          <table:table-cell table:formula="of:=[CGS.E47]*0.00001" office:value-type="float" office:value="18.1884648735721" calcext:value-type="float">
            <text:p>18.188</text:p>
          </table:table-cell>
          <table:table-cell table:formula="of:=[CGS.F47]/[CGS.$B$4]" office:value-type="float" office:value="12.3109037206339" calcext:value-type="float">
            <text:p>12.311</text:p>
          </table:table-cell>
          <table:table-cell table:formula="of:=[CGS.E47]/[CGS.$B$3]" office:value-type="float" office:value="0.000026132851829845" calcext:value-type="float">
            <text:p>2.6132851829845E-005</text:p>
          </table:table-cell>
          <table:table-cell/>
          <table:table-cell table:formula="of:=[.A47]*0.000000000000560559" office:value-type="float" office:value="181.621116" calcext:value-type="float">
            <text:p>181.621116</text:p>
          </table:table-cell>
          <table:table-cell table:formula="of:=[.B47]*6.2415E-034" office:value-type="float" office:value="5.4987615" calcext:value-type="float">
            <text:p>5.4987615</text:p>
          </table:table-cell>
          <table:table-cell table:formula="of:=[.C47]/1E+039" office:value-type="float" office:value="0.189" calcext:value-type="float">
            <text:p>0.189</text:p>
          </table:table-cell>
        </table:table-row>
      </table:table>
      <table:table table:name="NUCLEAR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1.1899E+031" calcext:value-type="float">
            <text:p>1.19E+031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2.998E+023" calcext:value-type="float">
            <text:p>3.00E+023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_Sol</text:p>
          </table:table-cell>
          <table:table-cell table:style-name="ce2" office:value-type="float" office:value="6.959E+023" calcext:value-type="float">
            <text:p>6.96E+023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_Sol</text:p>
          </table:table-cell>
          <table:table-cell table:style-name="ce2" office:value-type="float" office:value="1.113E+060" calcext:value-type="float">
            <text:p>1.11E+060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cle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(km)</text:p>
          </table:table-cell>
          <table:table-cell office:value-type="string" calcext:value-type="string">
            <text:p>M/M_Sol</text:p>
          </table:table-cell>
          <table:table-cell office:value-type="string" calcext:value-type="string">
            <text:p>a/R_Sol</text:p>
          </table:table-cell>
        </table:table-row>
        <table:table-row table:style-name="ro1">
          <table:table-cell table:number-columns-repeated="2" office:value-type="string" calcext:value-type="string">
            <text:p>[MeV/fm^3]</text:p>
          </table:table-cell>
          <table:table-cell table:number-columns-repeated="8"/>
        </table:table-row>
        <table:table-row table:style-name="ro1">
          <table:table-cell table:formula="of:=[CGS.K9]" office:value-type="float" office:value="7847.826" calcext:value-type="float">
            <text:p>7847.826</text:p>
          </table:table-cell>
          <table:table-cell table:formula="of:=[CGS.L9]" office:value-type="float" office:value="21283.515" calcext:value-type="float">
            <text:p>21283.515</text:p>
          </table:table-cell>
          <table:table-cell table:formula="of:=[CGS.M9]" office:value-type="float" office:value="0.987" calcext:value-type="float">
            <text:p>0.987</text:p>
          </table:table-cell>
          <table:table-cell table:number-columns-repeated="2"/>
          <table:table-cell table:formula="of:=SQRT([NUCLEAR.$B$2]^2/(4*PI()*[NUCLEAR.$B$1]*[NUCLEAR.A9]))" office:value-type="float" office:value="276755.832074515" calcext:value-type="float">
            <text:p>276755.832074515</text:p>
          </table:table-cell>
          <table:table-cell table:formula="of:=4*PI()*[NUCLEAR.A9]*[NUCLEAR.F9]^3" office:value-type="float" office:value="2.09049712220276E+021" calcext:value-type="float">
            <text:p>2.09049712220276E+021</text:p>
          </table:table-cell>
          <table:table-cell table:formula="of:=[NUCLEAR.F9]*0.00001" office:value-type="float" office:value="2.76755832074515" calcext:value-type="float">
            <text:p>2.7675583207</text:p>
          </table:table-cell>
          <table:table-cell table:formula="of:=[NUCLEAR.G9]/[NUCLEAR.$B$4]" office:value-type="float" office:value="1.87825437754067E-039" calcext:value-type="float">
            <text:p>1.87825437754067E-039</text:p>
          </table:table-cell>
          <table:table-cell table:formula="of:=[NUCLEAR.F9]/[NUCLEAR.$B$3]" office:value-type="float" office:value="3.9769482982399E-019" calcext:value-type="float">
            <text:p>3.9769482982399E-019</text:p>
          </table:table-cell>
        </table:table-row>
        <table:table-row table:style-name="ro1">
          <table:table-cell table:formula="of:=[CGS.K10]" office:value-type="float" office:value="7287.267" calcext:value-type="float">
            <text:p>7287.267</text:p>
          </table:table-cell>
          <table:table-cell table:formula="of:=[CGS.L10]" office:value-type="float" office:value="15978.24" calcext:value-type="float">
            <text:p>15978.24</text:p>
          </table:table-cell>
          <table:table-cell table:formula="of:=[CGS.M10]"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table:formula="of:=[CGS.K11]" office:value-type="float" office:value="6726.708" calcext:value-type="float">
            <text:p>6726.708</text:p>
          </table:table-cell>
          <table:table-cell table:formula="of:=[CGS.L11]" office:value-type="float" office:value="12046.095" calcext:value-type="float">
            <text:p>12046.095</text:p>
          </table:table-cell>
          <table:table-cell table:formula="of:=[CGS.M11]"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formula="of:=[CGS.K12]" office:value-type="float" office:value="6166.149" calcext:value-type="float">
            <text:p>6166.149</text:p>
          </table:table-cell>
          <table:table-cell table:formula="of:=[CGS.L12]" office:value-type="float" office:value="9112.59" calcext:value-type="float">
            <text:p>9112.59</text:p>
          </table:table-cell>
          <table:table-cell table:formula="of:=[CGS.M12]" office:value-type="float" office:value="2.49" calcext:value-type="float">
            <text:p>2.49</text:p>
          </table:table-cell>
          <table:table-cell table:number-columns-repeated="7"/>
        </table:table-row>
        <table:table-row table:style-name="ro1">
          <table:table-cell table:formula="of:=[CGS.K13]" office:value-type="float" office:value="5605.59" calcext:value-type="float">
            <text:p>5605.59</text:p>
          </table:table-cell>
          <table:table-cell table:formula="of:=[CGS.L13]" office:value-type="float" office:value="7052.895" calcext:value-type="float">
            <text:p>7052.895</text:p>
          </table:table-cell>
          <table:table-cell table:formula="of:=[CGS.M13]" office:value-type="float" office:value="2.53" calcext:value-type="float">
            <text:p>2.53</text:p>
          </table:table-cell>
          <table:table-cell table:number-columns-repeated="7"/>
        </table:table-row>
        <table:table-row table:style-name="ro1">
          <table:table-cell table:formula="of:=[CGS.K14]" office:value-type="float" office:value="5045.031" calcext:value-type="float">
            <text:p>5045.031</text:p>
          </table:table-cell>
          <table:table-cell table:formula="of:=[CGS.L14]" office:value-type="float" office:value="5517.486" calcext:value-type="float">
            <text:p>5517.486</text:p>
          </table:table-cell>
          <table:table-cell table:formula="of:=[CGS.M14]" office:value-type="float" office:value="2.45" calcext:value-type="float">
            <text:p>2.45</text:p>
          </table:table-cell>
          <table:table-cell table:number-columns-repeated="7"/>
        </table:table-row>
        <table:table-row table:style-name="ro1">
          <table:table-cell table:formula="of:=[CGS.K15]" office:value-type="float" office:value="4484.472" calcext:value-type="float">
            <text:p>4484.472</text:p>
          </table:table-cell>
          <table:table-cell table:formula="of:=[CGS.L15]" office:value-type="float" office:value="4394.016" calcext:value-type="float">
            <text:p>4394.016</text:p>
          </table:table-cell>
          <table:table-cell table:formula="of:=[CGS.M15]"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table:formula="of:=[CGS.K16]" office:value-type="float" office:value="3923.913" calcext:value-type="float">
            <text:p>3923.913</text:p>
          </table:table-cell>
          <table:table-cell table:formula="of:=[CGS.L16]" office:value-type="float" office:value="3526.4475" calcext:value-type="float">
            <text:p>3526.4475</text:p>
          </table:table-cell>
          <table:table-cell table:formula="of:=[CGS.M16]" office:value-type="float" office:value="2.11" calcext:value-type="float">
            <text:p>2.11</text:p>
          </table:table-cell>
          <table:table-cell table:number-columns-repeated="7"/>
        </table:table-row>
        <table:table-row table:style-name="ro1">
          <table:table-cell table:formula="of:=[CGS.K17]" office:value-type="float" office:value="3363.354" calcext:value-type="float">
            <text:p>3363.354</text:p>
          </table:table-cell>
          <table:table-cell table:formula="of:=[CGS.L17]" office:value-type="float" office:value="2796.192" calcext:value-type="float">
            <text:p>2796.192</text:p>
          </table:table-cell>
          <table:table-cell table:formula="of:=[CGS.M17]" office:value-type="float" office:value="1.91" calcext:value-type="float">
            <text:p>1.91</text:p>
          </table:table-cell>
          <table:table-cell table:number-columns-repeated="7"/>
        </table:table-row>
        <table:table-row table:style-name="ro1">
          <table:table-cell table:formula="of:=[CGS.K18]" office:value-type="float" office:value="2802.795" calcext:value-type="float">
            <text:p>2802.795</text:p>
          </table:table-cell>
          <table:table-cell table:formula="of:=[CGS.L18]" office:value-type="float" office:value="2134.593" calcext:value-type="float">
            <text:p>2134.593</text:p>
          </table:table-cell>
          <table:table-cell table:formula="of:=[CGS.M18]" office:value-type="float" office:value="1.71" calcext:value-type="float">
            <text:p>1.71</text:p>
          </table:table-cell>
          <table:table-cell table:number-columns-repeated="7"/>
        </table:table-row>
        <table:table-row table:style-name="ro1">
          <table:table-cell table:formula="of:=[CGS.K19]" office:value-type="float" office:value="2270.26395" calcext:value-type="float">
            <text:p>2270.26395</text:p>
          </table:table-cell>
          <table:table-cell table:formula="of:=[CGS.L19]" office:value-type="float" office:value="1541.6505" calcext:value-type="float">
            <text:p>1541.6505</text:p>
          </table:table-cell>
          <table:table-cell table:formula="of:=[CGS.M19]"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formula="of:=[CGS.K20]" office:value-type="float" office:value="2023.61799" calcext:value-type="float">
            <text:p>2023.61799</text:p>
          </table:table-cell>
          <table:table-cell table:formula="of:=[CGS.L20]" office:value-type="float" office:value="1279.5075" calcext:value-type="float">
            <text:p>1279.5075</text:p>
          </table:table-cell>
          <table:table-cell table:formula="of:=[CGS.M20]"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table:formula="of:=[CGS.K21]" office:value-type="float" office:value="1799.39439" calcext:value-type="float">
            <text:p>1799.39439</text:p>
          </table:table-cell>
          <table:table-cell table:formula="of:=[CGS.L21]" office:value-type="float" office:value="1042.3305" calcext:value-type="float">
            <text:p>1042.3305</text:p>
          </table:table-cell>
          <table:table-cell table:formula="of:=[CGS.M21]"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table:formula="of:=[CGS.K22]" office:value-type="float" office:value="1586.38197" calcext:value-type="float">
            <text:p>1586.38197</text:p>
          </table:table-cell>
          <table:table-cell table:formula="of:=[CGS.L22]" office:value-type="float" office:value="836.361" calcext:value-type="float">
            <text:p>836.361</text:p>
          </table:table-cell>
          <table:table-cell table:formula="of:=[CGS.M22]"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formula="of:=[CGS.K23]" office:value-type="float" office:value="1390.18632" calcext:value-type="float">
            <text:p>1390.18632</text:p>
          </table:table-cell>
          <table:table-cell table:formula="of:=[CGS.L23]" office:value-type="float" office:value="655.3575" calcext:value-type="float">
            <text:p>655.3575</text:p>
          </table:table-cell>
          <table:table-cell table:formula="of:=[CGS.M23]"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table:formula="of:=[CGS.K24]" office:value-type="float" office:value="1210.80744" calcext:value-type="float">
            <text:p>1210.80744</text:p>
          </table:table-cell>
          <table:table-cell table:formula="of:=[CGS.L24]" office:value-type="float" office:value="500.5683" calcext:value-type="float">
            <text:p>500.5683</text:p>
          </table:table-cell>
          <table:table-cell table:formula="of:=[CGS.M2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CGS.K25]" office:value-type="float" office:value="1126.72359" calcext:value-type="float">
            <text:p>1126.72359</text:p>
          </table:table-cell>
          <table:table-cell table:formula="of:=[CGS.L25]" office:value-type="float" office:value="432.53595" calcext:value-type="float">
            <text:p>432.53595</text:p>
          </table:table-cell>
          <table:table-cell table:formula="of:=[CGS.M25]"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table:formula="of:=[CGS.K26]" office:value-type="float" office:value="1048.24533" calcext:value-type="float">
            <text:p>1048.24533</text:p>
          </table:table-cell>
          <table:table-cell table:formula="of:=[CGS.L26]" office:value-type="float" office:value="371.36925" calcext:value-type="float">
            <text:p>371.36925</text:p>
          </table:table-cell>
          <table:table-cell table:formula="of:=[CGS.M26]"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formula="of:=[CGS.K27]" office:value-type="float" office:value="969.76707" calcext:value-type="float">
            <text:p>969.76707</text:p>
          </table:table-cell>
          <table:table-cell table:formula="of:=[CGS.L27]" office:value-type="float" office:value="315.19575" calcext:value-type="float">
            <text:p>315.19575</text:p>
          </table:table-cell>
          <table:table-cell table:formula="of:=[CGS.M27]"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 table:formula="of:=[CGS.K28]" office:value-type="float" office:value="896.8944" calcext:value-type="float">
            <text:p>896.8944</text:p>
          </table:table-cell>
          <table:table-cell table:formula="of:=[CGS.L28]" office:value-type="float" office:value="265.8879" calcext:value-type="float">
            <text:p>265.8879</text:p>
          </table:table-cell>
          <table:table-cell table:formula="of:=[CGS.M28]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formula="of:=[CGS.K29]" office:value-type="float" office:value="824.02173" calcext:value-type="float">
            <text:p>824.02173</text:p>
          </table:table-cell>
          <table:table-cell table:formula="of:=[CGS.L29]" office:value-type="float" office:value="220.9491" calcext:value-type="float">
            <text:p>220.9491</text:p>
          </table:table-cell>
          <table:table-cell table:formula="of:=[CGS.M29]"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table:formula="of:=[CGS.K30]" office:value-type="float" office:value="756.75465" calcext:value-type="float">
            <text:p>756.75465</text:p>
          </table:table-cell>
          <table:table-cell table:formula="of:=[CGS.L30]" office:value-type="float" office:value="181.62765" calcext:value-type="float">
            <text:p>181.62765</text:p>
          </table:table-cell>
          <table:table-cell table:formula="of:=[CGS.M30]"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formula="of:=[CGS.K31]" office:value-type="float" office:value="717.51552" calcext:value-type="float">
            <text:p>717.51552</text:p>
          </table:table-cell>
          <table:table-cell table:formula="of:=[CGS.L31]" office:value-type="float" office:value="159.7824" calcext:value-type="float">
            <text:p>159.7824</text:p>
          </table:table-cell>
          <table:table-cell table:formula="of:=[CGS.M31]" office:value-type="float" office:value="0.67" calcext:value-type="float">
            <text:p>0.67</text:p>
          </table:table-cell>
          <table:table-cell table:number-columns-repeated="7"/>
        </table:table-row>
        <table:table-row table:style-name="ro1">
          <table:table-cell table:formula="of:=[CGS.K32]" office:value-type="float" office:value="678.27639" calcext:value-type="float">
            <text:p>678.27639</text:p>
          </table:table-cell>
          <table:table-cell table:formula="of:=[CGS.L32]" office:value-type="float" office:value="139.8096" calcext:value-type="float">
            <text:p>139.8096</text:p>
          </table:table-cell>
          <table:table-cell table:formula="of:=[CGS.M32]" office:value-type="float" office:value="0.64" calcext:value-type="float">
            <text:p>0.64</text:p>
          </table:table-cell>
          <table:table-cell table:number-columns-repeated="7"/>
        </table:table-row>
        <table:table-row table:style-name="ro1">
          <table:table-cell table:formula="of:=[CGS.K33]" office:value-type="float" office:value="639.03726" calcext:value-type="float">
            <text:p>639.03726</text:p>
          </table:table-cell>
          <table:table-cell table:formula="of:=[CGS.L33]" office:value-type="float" office:value="121.70925" calcext:value-type="float">
            <text:p>121.70925</text:p>
          </table:table-cell>
          <table:table-cell table:formula="of:=[CGS.M33]" office:value-type="float" office:value="0.61" calcext:value-type="float">
            <text:p>0.61</text:p>
          </table:table-cell>
          <table:table-cell table:number-columns-repeated="7"/>
        </table:table-row>
        <table:table-row table:style-name="ro1">
          <table:table-cell table:formula="of:=[CGS.K34]" office:value-type="float" office:value="605.40372" calcext:value-type="float">
            <text:p>605.40372</text:p>
          </table:table-cell>
          <table:table-cell table:formula="of:=[CGS.L34]" office:value-type="float" office:value="104.8572" calcext:value-type="float">
            <text:p>104.8572</text:p>
          </table:table-cell>
          <table:table-cell table:formula="of:=[CGS.M34]" office:value-type="float" office:value="0.58" calcext:value-type="float">
            <text:p>0.58</text:p>
          </table:table-cell>
          <table:table-cell table:number-columns-repeated="7"/>
        </table:table-row>
        <table:table-row table:style-name="ro1">
          <table:table-cell table:formula="of:=[CGS.K35]" office:value-type="float" office:value="566.16459" calcext:value-type="float">
            <text:p>566.16459</text:p>
          </table:table-cell>
          <table:table-cell table:formula="of:=[CGS.L35]" office:value-type="float" office:value="89.25345" calcext:value-type="float">
            <text:p>89.25345</text:p>
          </table:table-cell>
          <table:table-cell table:formula="of:=[CGS.M35]" office:value-type="float" office:value="0.549" calcext:value-type="float">
            <text:p>0.549</text:p>
          </table:table-cell>
          <table:table-cell table:number-columns-repeated="7"/>
        </table:table-row>
        <table:table-row table:style-name="ro1">
          <table:table-cell table:formula="of:=[CGS.K36]" office:value-type="float" office:value="530.849373" calcext:value-type="float">
            <text:p>530.849373</text:p>
          </table:table-cell>
          <table:table-cell table:formula="of:=[CGS.L36]" office:value-type="float" office:value="76.1463" calcext:value-type="float">
            <text:p>76.1463</text:p>
          </table:table-cell>
          <table:table-cell table:formula="of:=[CGS.M36]" office:value-type="float" office:value="0.52" calcext:value-type="float">
            <text:p>0.52</text:p>
          </table:table-cell>
          <table:table-cell table:number-columns-repeated="7"/>
        </table:table-row>
        <table:table-row table:style-name="ro1">
          <table:table-cell table:formula="of:=[CGS.K37]" office:value-type="float" office:value="496.094715" calcext:value-type="float">
            <text:p>496.094715</text:p>
          </table:table-cell>
          <table:table-cell table:formula="of:=[CGS.L37]" office:value-type="float" office:value="63.6633" calcext:value-type="float">
            <text:p>63.6633</text:p>
          </table:table-cell>
          <table:table-cell table:formula="of:=[CGS.M37]" office:value-type="float" office:value="0.49" calcext:value-type="float">
            <text:p>0.49</text:p>
          </table:table-cell>
          <table:table-cell table:number-columns-repeated="7"/>
        </table:table-row>
        <table:table-row table:style-name="ro1">
          <table:table-cell table:formula="of:=[CGS.K38]" office:value-type="float" office:value="461.900616" calcext:value-type="float">
            <text:p>461.900616</text:p>
          </table:table-cell>
          <table:table-cell table:formula="of:=[CGS.L38]" office:value-type="float" office:value="52.4286" calcext:value-type="float">
            <text:p>52.4286</text:p>
          </table:table-cell>
          <table:table-cell table:formula="of:=[CGS.M38]" office:value-type="float" office:value="0.46" calcext:value-type="float">
            <text:p>0.46</text:p>
          </table:table-cell>
          <table:table-cell table:number-columns-repeated="7"/>
        </table:table-row>
        <table:table-row table:style-name="ro1">
          <table:table-cell table:formula="of:=[CGS.K39]" office:value-type="float" office:value="428.827635" calcext:value-type="float">
            <text:p>428.827635</text:p>
          </table:table-cell>
          <table:table-cell table:formula="of:=[CGS.L39]" office:value-type="float" office:value="42.56703" calcext:value-type="float">
            <text:p>42.56703</text:p>
          </table:table-cell>
          <table:table-cell table:formula="of:=[CGS.M39]" office:value-type="float" office:value="0.43" calcext:value-type="float">
            <text:p>0.43</text:p>
          </table:table-cell>
          <table:table-cell table:number-columns-repeated="7"/>
        </table:table-row>
        <table:table-row table:style-name="ro1">
          <table:table-cell table:formula="of:=[CGS.K40]" office:value-type="float" office:value="396.315213" calcext:value-type="float">
            <text:p>396.315213</text:p>
          </table:table-cell>
          <table:table-cell table:formula="of:=[CGS.L40]" office:value-type="float" office:value="34.016175" calcext:value-type="float">
            <text:p>34.016175</text:p>
          </table:table-cell>
          <table:table-cell table:formula="of:=[CGS.M40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formula="of:=[CGS.K41]" office:value-type="float" office:value="364.36335" calcext:value-type="float">
            <text:p>364.36335</text:p>
          </table:table-cell>
          <table:table-cell table:formula="of:=[CGS.L41]" office:value-type="float" office:value="26.58879" calcext:value-type="float">
            <text:p>26.58879</text:p>
          </table:table-cell>
          <table:table-cell table:formula="of:=[CGS.M41]" office:value-type="float" office:value="0.371" calcext:value-type="float">
            <text:p>0.371</text:p>
          </table:table-cell>
          <table:table-cell table:number-columns-repeated="7"/>
        </table:table-row>
        <table:table-row table:style-name="ro1">
          <table:table-cell table:formula="of:=[CGS.K42]" office:value-type="float" office:value="332.411487" calcext:value-type="float">
            <text:p>332.411487</text:p>
          </table:table-cell>
          <table:table-cell table:formula="of:=[CGS.L42]" office:value-type="float" office:value="20.409705" calcext:value-type="float">
            <text:p>20.409705</text:p>
          </table:table-cell>
          <table:table-cell table:formula="of:=[CGS.M42]" office:value-type="float" office:value="0.341" calcext:value-type="float">
            <text:p>0.341</text:p>
          </table:table-cell>
          <table:table-cell table:number-columns-repeated="7"/>
        </table:table-row>
        <table:table-row table:style-name="ro1">
          <table:table-cell table:formula="of:=[CGS.K43]" office:value-type="float" office:value="301.580742" calcext:value-type="float">
            <text:p>301.580742</text:p>
          </table:table-cell>
          <table:table-cell table:formula="of:=[CGS.L43]" office:value-type="float" office:value="15.291675" calcext:value-type="float">
            <text:p>15.291675</text:p>
          </table:table-cell>
          <table:table-cell table:formula="of:=[CGS.M43]" office:value-type="float" office:value="0.311" calcext:value-type="float">
            <text:p>0.311</text:p>
          </table:table-cell>
          <table:table-cell table:number-columns-repeated="7"/>
        </table:table-row>
        <table:table-row table:style-name="ro1">
          <table:table-cell table:formula="of:=[CGS.K44]" office:value-type="float" office:value="271.310556" calcext:value-type="float">
            <text:p>271.310556</text:p>
          </table:table-cell>
          <table:table-cell table:formula="of:=[CGS.L44]" office:value-type="float" office:value="11.2347" calcext:value-type="float">
            <text:p>11.2347</text:p>
          </table:table-cell>
          <table:table-cell table:formula="of:=[CGS.M44]" office:value-type="float" office:value="0.28" calcext:value-type="float">
            <text:p>0.28</text:p>
          </table:table-cell>
          <table:table-cell table:number-columns-repeated="7"/>
        </table:table-row>
        <table:table-row table:style-name="ro1">
          <table:table-cell table:formula="of:=[CGS.K45]" office:value-type="float" office:value="241.04037" calcext:value-type="float">
            <text:p>241.04037</text:p>
          </table:table-cell>
          <table:table-cell table:formula="of:=[CGS.L45]" office:value-type="float" office:value="8.301195" calcext:value-type="float">
            <text:p>8.301195</text:p>
          </table:table-cell>
          <table:table-cell table:formula="of:=[CGS.M45]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table:formula="of:=[CGS.K46]" office:value-type="float" office:value="211.330743" calcext:value-type="float">
            <text:p>211.330743</text:p>
          </table:table-cell>
          <table:table-cell table:formula="of:=[CGS.L46]" office:value-type="float" office:value="6.36633" calcext:value-type="float">
            <text:p>6.36633</text:p>
          </table:table-cell>
          <table:table-cell table:formula="of:=[CGS.M46]" office:value-type="float" office:value="0.22" calcext:value-type="float">
            <text:p>0.22</text:p>
          </table:table-cell>
          <table:table-cell table:number-columns-repeated="7"/>
        </table:table-row>
        <table:table-row table:style-name="ro1">
          <table:table-cell table:formula="of:=[CGS.K47]" office:value-type="float" office:value="181.621116" calcext:value-type="float">
            <text:p>181.621116</text:p>
          </table:table-cell>
          <table:table-cell table:formula="of:=[CGS.L47]" office:value-type="float" office:value="5.4987615" calcext:value-type="float">
            <text:p>5.4987615</text:p>
          </table:table-cell>
          <table:table-cell table:formula="of:=[CGS.M47]" office:value-type="float" office:value="0.189" calcext:value-type="float">
            <text:p>0.189</text:p>
          </table:table-cell>
          <table:table-cell table:number-columns-repeated="7"/>
        </table:table-row>
      </table:table>
      <table:table table:name="Sheet4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row table:style-name="ro1">
          <table:table-cell office:value-type="string" calcext:value-type="string">
            <text:p>sun mass_cgs</text:p>
          </table:table-cell>
          <table:table-cell table:style-name="ce2" office:value-type="float" office:value="1.899E+033" calcext:value-type="float">
            <text:p>1.90E+033</text:p>
          </table:table-cell>
          <table:table-cell/>
        </table:table-row>
        <table:table-row table:style-name="ro1">
          <table:table-cell office:value-type="string" calcext:value-type="string">
            <text:p>light speed_cgs</text:p>
          </table:table-cell>
          <table:table-cell table:style-name="ce2" office:value-type="float" office:value="29979245800" calcext:value-type="float">
            <text:p>3.00E+010</text:p>
          </table:table-cell>
          <table:table-cell/>
        </table:table-row>
        <table:table-row table:style-name="ro1">
          <table:table-cell office:value-type="string" calcext:value-type="string">
            <text:p>light speed_nuc</text:p>
          </table:table-cell>
          <table:table-cell table:style-name="ce2" office:value-type="float" office:value="2.998E+023" calcext:value-type="float">
            <text:p>3.00E+023</text:p>
          </table:table-cell>
          <table:table-cell/>
        </table:table-row>
        <table:table-row table:style-name="ro1">
          <table:table-cell office:value-type="string" calcext:value-type="string">
            <text:p>G_cgs</text:p>
          </table:table-cell>
          <table:table-cell table:style-name="ce2" office:value-type="float" office:value="0.0000000667259" calcext:value-type="float">
            <text:p>6.67E-008</text:p>
          </table:table-cell>
          <table:table-cell/>
        </table:table-row>
        <table:table-row table:style-name="ro1">
          <table:table-cell office:value-type="string" calcext:value-type="string">
            <text:p>erg2MeV</text:p>
          </table:table-cell>
          <table:table-cell table:style-name="ce2" office:value-type="float" office:value="624150.7" calcext:value-type="float">
            <text:p>6.24E+005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ho_0_cgs</text:p>
          </table:table-cell>
          <table:table-cell office:value-type="float" office:value="1.4E+016" calcext:value-type="float">
            <text:p>1.4E+016</text:p>
          </table:table-cell>
          <table:table-cell/>
        </table:table-row>
        <table:table-row table:style-name="ro1">
          <table:table-cell office:value-type="string" calcext:value-type="string">
            <text:p>rho_0_nuc</text:p>
          </table:table-cell>
          <table:table-cell office:value-type="float" office:value="7847.826" calcext:value-type="float">
            <text:p>7847.82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_nuc</text:p>
          </table:table-cell>
          <table:table-cell table:formula="of:=(([.B3]/[.B2])^2*([.B8]/[.B9])+(([.B8]/[.B9])*([.B3]/[.B2])^3)^0.5)*[.B4]" office:value-type="float" office:value="1.19040560124985E+031" calcext:value-type="float">
            <text:p>1.19040560124985E+03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un energy_cgs</text:p>
          </table:table-cell>
          <table:table-cell table:formula="of:=[.B1]*[.B2]^2" office:value-type="float" office:value="1.70673608442122E+054" calcext:value-type="float">
            <text:p>1.70673608442122E+054</text:p>
          </table:table-cell>
          <table:table-cell table:style-name="Default"/>
        </table:table-row>
        <table:table-row table:style-name="ro1">
          <table:table-cell office:value-type="string" calcext:value-type="string">
            <text:p>sun energy_nuc</text:p>
          </table:table-cell>
          <table:table-cell table:formula="of:=[.B13]*[.B5]" office:value-type="float" office:value="1.06526052180676E+060" calcext:value-type="float">
            <text:p>1.06526052180676E+06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un_mass_nuc</text:p>
          </table:table-cell>
          <table:table-cell table:style-name="ce2" table:formula="of:=[.B14]/[.B3]^2" office:value-type="float" office:value="11852025453112.4" calcext:value-type="float">
            <text:p>1.19E+013</text:p>
          </table:table-cell>
          <table:table-cell table:style-name="Default"/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/>
          <table:table-cell table:formula="of:=0.51*1.989E+030/9.109E-031" office:value-type="float" office:value="1.11361291030849E+060" calcext:value-type="float">
            <text:p>1.11361291030849E+06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4:19:46.614314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1-14T18:16:23.535323454</dc:date>
    <meta:editing-duration>PT2H1M39S</meta:editing-duration>
    <meta:editing-cycles>9</meta:editing-cycles>
    <meta:document-statistic meta:table-count="3" meta:cell-count="618" meta:object-count="0"/>
  </office:meta>
</office:document-meta>
</file>